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textmaker="tm" office:version="1.0">
  <office:font-face-decls>
    <style:font-face style:name="Basic Roman" svg:font-family="Basic Roman" style:font-family-generic="roman"/>
    <style:font-face style:name="Basic Sans" svg:font-family="Basic Sans" style:font-family-generic="roman"/>
    <style:font-face style:name="Lohit Devanagari" svg:font-family="Lohit Devanagari" style:font-family-generic="roman"/>
    <style:font-face style:name="Noto Sans CJK SC" svg:font-family="Noto Sans CJK SC" style:font-family-generic="roman"/>
    <style:font-face style:name="Liberation Mono" svg:font-family="Liberation Mono" style:font-family-generic="modern"/>
    <style:font-face style:name="Noto Sans Mono CJK SC" svg:font-family="Noto Sans Mono CJK SC" style:font-family-generic="modern"/>
    <style:font-face style:name="Liberation Serif" svg:font-family="Liberation Serif" style:font-family-generic="roman"/>
    <style:font-face style:name="Liberation Sans" svg:font-family="Liberation Sans" style:font-family-generic="swiss"/>
    <style:font-face style:name="Courier-PS" svg:font-family="Courier-PS" style:font-family-generic="roman"/>
  </office:font-face-decls>
  <office:automatic-styles>
    <style:style style:name="PZERO" style:family="paragraph" style:parent-style-name="Обычный">
      <style:paragraph-properties fo:line-height="0.035cm" text:number-lines="true"/>
    </style:style>
    <style:style style:name="P5" style:family="paragraph" style:parent-style-name="Standard">
      <style:paragraph-properties text:number-lines="true"/>
    </style:style>
    <style:style style:name="P24" style:family="paragraph" style:parent-style-name="Preformatted_20_Text">
      <style:paragraph-properties text:number-lines="true"/>
    </style:style>
    <style:style style:name="P25" style:family="paragraph" style:parent-style-name="Standard">
      <style:paragraph-properties fo:text-align="center" text:number-lines="true"/>
    </style:style>
    <style:style style:name="P26" style:family="paragraph" style:parent-style-name="Standard">
      <style:paragraph-properties text:number-lines="true"/>
      <style:text-properties fo:color="#00677c"/>
    </style:style>
    <style:style style:name="P27" style:family="paragraph" style:parent-style-name="Preformatted_20_Text">
      <style:paragraph-properties text:number-lines="true"/>
      <style:text-properties fo:color="#008000"/>
    </style:style>
    <style:style style:name="P28" style:family="paragraph" style:parent-style-name="Preformatted_20_Text">
      <style:paragraph-properties text:number-lines="true"/>
      <style:text-properties fo:color="#c0c0c0"/>
    </style:style>
    <style:style style:name="P29" style:family="paragraph" style:parent-style-name="Preformatted_20_Text">
      <style:paragraph-properties text:number-lines="true"/>
      <style:text-properties fo:color="#00677c"/>
    </style:style>
    <style:style style:name="P30" style:family="paragraph" style:parent-style-name="Preformatted_20_Text">
      <style:paragraph-properties fo:margin-bottom="0.499cm" text:number-lines="true"/>
    </style:style>
    <style:style style:name="P31" style:family="paragraph" style:parent-style-name="Preformatted_20_Text">
      <style:paragraph-properties fo:margin-bottom="0.499cm" text:number-lines="true"/>
      <style:text-properties fo:color="#008000"/>
    </style:style>
    <style:style style:name="P32" style:family="paragraph" style:parent-style-name="Preformatted_20_Text">
      <style:paragraph-properties fo:margin-bottom="0.499cm" text:number-lines="true"/>
      <style:text-properties fo:color="#800080"/>
    </style:style>
    <style:style style:name="P33" style:family="paragraph" style:parent-style-name="Standard">
      <style:paragraph-properties fo:margin-bottom="0.499cm" text:number-lines="true"/>
    </style:style>
    <style:style style:name="T0" style:family="text">
      <style:text-properties style:font-name="Liberation Serif" fo:font-size="12pt" fo:font-weight="normal" fo:font-style="normal" fo:language="ru" fo:country="ru" style:font-name-asian="Noto Sans CJK SC" style:font-size-asian="10.5pt" style:font-weight-asian="normal" style:font-style-asian="normal" style:language-asian="zh" style:country-asian="cn" style:font-name-complex="Lohit Devanagari" style:font-size-complex="12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10" style:family="text">
      <style:text-properties style:font-name="Liberation Mono" fo:font-size="10pt" fo:font-weight="normal" fo:font-style="normal" fo:language="ru" fo:country="ru" style:font-name-asian="Noto Sans Mono CJK SC" style:font-size-asian="10pt" style:font-weight-asian="normal" style:font-style-asian="normal" style:language-asian="zh" style:country-asian="cn" style:font-name-complex="Liberation Mono" style:font-size-complex="10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11" style:family="text">
      <style:text-properties fo:color="#00677c"/>
    </style:style>
    <style:style style:name="T12" style:family="text">
      <style:text-properties fo:color="#008000"/>
    </style:style>
    <style:style style:name="T13" style:family="text">
      <style:text-properties fo:color="#c0c0c0"/>
    </style:style>
    <style:style style:name="T14" style:family="text">
      <style:text-properties fo:color="#00677c"/>
    </style:style>
    <style:style style:name="T15" style:family="text">
      <style:text-properties fo:color="#800080"/>
    </style:style>
    <style:style style:name="T16" style:family="text">
      <style:text-properties fo:color="#808000"/>
    </style:style>
    <style:style style:name="T17" style:family="text">
      <style:text-properties fo:font-weight="bold" fo:color="#00677c"/>
    </style:style>
    <style:style style:name="T18" style:family="text">
      <style:text-properties fo:color="#ce5c00"/>
    </style:style>
    <style:style style:name="T19" style:family="text">
      <style:text-properties fo:color="#800000"/>
    </style:style>
    <style:style style:name="T20" style:family="text">
      <style:text-properties fo:color="#092e64"/>
    </style:style>
    <style:style style:name="T21" style:family="text">
      <style:text-properties fo:color="#000080"/>
    </style:style>
    <style:style style:name="T22" style:family="text">
      <style:text-properties fo:color="#0000ff"/>
    </style:style>
    <style:style style:name="T23" style:family="text">
      <style:text-properties fo:font-weight="bold" fo:color="#800080"/>
    </style:style>
    <style:style style:name="T25" style:family="text">
      <style:text-properties style:font-name="Courier-PS" fo:font-size="10pt" fo:language="ru" fo:country="ru" style:font-name-asian="Basic Roman" style:font-size-asian="10pt" style:language-asian="none" style:country-asian="none" style:font-name-complex="Basic Roman" style:font-size-complex="10pt" style:language-complex="none" style:country-complex="none" fo:color="#00007f"/>
    </style:style>
    <style:style style:name="Sect1" style:family="section">
      <style:section-properties/>
    </style:style>
    <style:style style:name="Sect2" style:family="section">
      <style:section-properties/>
    </style:style>
    <style:style style:name="Sect3" style:family="section">
      <style:section-properties/>
    </style:style>
    <style:style style:name="fr1" style:family="graphic" style:parent-style-name="Frame">
      <style:graphic-properties style:vertical-pos="top" style:vertical-rel="baseline" style:run-through="foreground"/>
    </style:style>
  </office:automatic-styles>
  <office:body>
    <office:text>
      <text:sequence-decls>
        <text:sequence-decl text:display-outline-level="0" text:name="Таблица"/>
        <text:sequence-decl text:display-outline-level="0" text:name="Рисунок"/>
        <text:sequence-decl text:display-outline-level="0" text:name="Изображение"/>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3" text:name="Section3">
        <text:p text:style-name="P25"><text:span text:style-name="T0">SaliMLib</text:span></text:p>
        <text:p text:style-name="P25"><text:span text:style-name="T0">SaliLab cooperative Minimal Multitasking Library for 32-bit single-core Microcontrollers</text:span></text:p>
        <text:p text:style-name="P25"/>
        <text:p text:style-name="P5"/>
        <text:p text:style-name="P5"><text:span text:style-name="T0">Введение</text:span></text:p>
        <text:p text:style-name="P5"><text:span text:style-name="T0">SaliMLib представляет собой библиотеку для использования в качестве многозадачной основы для встраиваемых систем на основе 32-разрядных одноядерных микроконтроллеров. В данной библиотеке используется кооперативная многозадачность. Это означает, что на каждую задачу выделяется не заранее определенный квант времени, а сама задача определяет подходящий момент для передачи управления другой задаче.</text:span></text:p>
        <text:p text:style-name="P5"><text:span text:style-name="T0">Такой подход значительно упрощает синхронизацию задач, а также исключает необходимость использования критических секций.</text:span></text:p>
        <text:p text:style-name="P5"/>
        <text:p text:style-name="P5"><text:span text:style-name="T0">Основными недостатками, по сравнению с выталкивающей многозадачностью, для кооперативной многозадачности отмечают неопределенность времени реакции на события, из-за чего такие системы не применяются в систем реального времени. Вместе с тем, это ограничение можно достаточно просто обойти используя аппаратные прерывания, при этом получается полный аналог «систем жесткого времени», а фактического «реального времени» можно добиться путем конфигурирования периферийных устройств микроконтроллера для автоматической работы параллельно с ядром микроконтроллера.</text:span></text:p>
        <text:p text:style-name="P5"/>
        <text:p text:style-name="P5"><text:span text:style-name="T0">Данная библиотека является прекрасной альтернативой или дополнением к традиционным для встраиваемых систем «машин состояний». С помощью этой многозадачной системы реализация многих алгоритмов радикально упрощается.</text:span></text:p>
        <text:p text:style-name="P5"/>
        <text:p text:style-name="P5"><text:span text:style-name="T0">Особенности</text:span></text:p>
        <text:p text:style-name="P5"><text:span text:style-name="T0">- минимализм. Данная библиотека потребляет меньше ресурсов, чем другие RTOS</text:span></text:p>
        <text:p text:style-name="P5"><text:span text:style-name="T0">- многозадачность. Библиотека предоставляет кооперативную многозадачность</text:span></text:p>
        <text:p text:style-name="P5"><text:span text:style-name="T0">- двухуровневый приоритет. В библиотеке все задачи разделяются на критические и остальные. Задачи с критическим уровнем приоритета получают управление в первую очередь</text:span></text:p>
        <text:p text:style-name="P5"><text:span text:style-name="T0">- может использоваться модель без приоритетов</text:span></text:p>
        <text:p text:style-name="P5"><text:span text:style-name="T0">- отсутствие планировщика. Исходя из принципа кооперативности все задачи одного приоритета исполняются последовательно</text:span></text:p>
        <text:p text:style-name="P5"><text:span text:style-name="T0">- язык программирования. Используется C++ 11 для интерфейса и платформонезависимой части, а также язык ассемблера для платформо-зависимой части</text:span></text:p>
        <text:p text:style-name="P5"><text:span text:style-name="T0">- простота. Вся библиотека состоит из трех файлов: заголовочный файл ядра, файл с исходными кодами ядра и ассемблерный файл с платформо-зависимым кодом</text:span></text:p>
        <text:p text:style-name="P5"><text:span text:style-name="T0">- документация. Исходные коды библиотеки снабжены исчерпывающими коментариями, а также имеется руководство</text:span></text:p>
        <text:p text:style-name="P5"><text:span text:style-name="T0">- примеры. Для всех частей библиотеки имеются примеры использования</text:span></text:p>
        <text:p text:style-name="P5"/>
        <text:p text:style-name="P5"><text:span text:style-name="T0">Минимализм</text:span></text:p>
        <text:p text:style-name="P5"><text:span text:style-name="T0">Традиционные системы для микроконтроллеров изначально планируются с учетом минимальных используемых ресурсов. Тем не менее, данная библиотека — одна из рекордсменок по минимуму используемой памяти (оперативной и постоянной) и времени процессора.</text:span></text:p>
        <text:p text:style-name="P5"/>
        <text:p text:style-name="P5"><text:span text:style-name="T0">Простота</text:span></text:p>
        <text:p text:style-name="P5"><text:span text:style-name="T0">Исходные коды библиотеки содержатся всего в трех файлах: заголовочный файл, платформо-независимая часть и платформо-зависимая часть. Интерфейс ядра библиотеки насчитывает лишь около 10 функций, а полное изучение ее возможностей составит несколько минут.</text:span></text:p>
        <text:p text:style-name="P5"/>
        <text:p text:style-name="P5"><text:span text:style-name="T0">Планировщик</text:span></text:p>
        <text:p text:style-name="P5"><text:span text:style-name="T0">Данная библиотека использует двухуровневый приоритет исполнения задач: критические задачи и остальные. Задачи с критическим уровнем приоритета получают управление в первую очередь. Также может использоваться модель без приоритетов, в этом случае все задачи должны быть с обычным приоритетом.</text:span></text:p>
        <text:p text:style-name="P5"><text:span text:style-name="T0">Задачи одного приоритета обслуживаются последовательно.</text:span></text:p>
        <text:p text:style-name="P5"><text:span text:style-name="T0">Поскольку в кооперативной многозадачности каждая задача сама определяет момент готовности отдать управление другой задаче, то планировщик, как таковой — отсутствует. Управление просто передается следующей готовой задаче, с учетом приоритетов.</text:span></text:p>
        <text:p text:style-name="P5"/>
        <text:p text:style-name="P5"><text:span text:style-name="T0">Используемый язык</text:span></text:p>
        <text:p text:style-name="P5"><text:span text:style-name="T0">Реализация данной библиотеки использует язык C++ 11 для интерфейса и платформо-независимой части, а также язык ассемблера для платформо-зависимой части. Использование языка C++ вместо традиционного C обусловлено повышением удобства использования и некоторым улучшением контроля типов, что снижает вероятность ошибок.</text:span></text:p>
        <text:p text:style-name="P5"><text:span text:style-name="T0">Необходимость C++11 (или старше) по сравнению с ранними стандартами обусловлено широким применением лямбда-выражений.</text:span></text:p>
        <text:p text:style-name="P5"/>
        <text:p text:style-name="P5"><text:span text:style-name="T0">Использование</text:span></text:p>
        <text:p text:style-name="P5"><text:span text:style-name="T0">Использование библиотеки предполагает включение ее исходных кодов в целевой проект. Просто скопируйте два файла платформо-независимой части:</text:span></text:p>
        <text:p text:style-name="P5"><text:span text:style-name="T0">SaliMCore.h и SaliMCore.cpp в свой проект.</text:span></text:p>
        <text:p text:style-name="P5"><text:span text:style-name="T0">Для платформо-зависимой части необходимо выбрать файл из директория port, соответствующий вашей аппаратуре и используемому компилятору.</text:span></text:p>
        <text:p text:style-name="P5"/>
        <text:p text:style-name="P5"><text:span text:style-name="T0">В обработчик таймера системных тиков необходимо добавить строку:</text:span></text:p>
        <text:p text:style-name="P5"><text:span text:style-name="T0">smTickCount++; //Инкремент системного счетчика тиков</text:span></text:p>
        <text:p text:style-name="P5"/>
        <text:p text:style-name="P5"><text:span text:style-name="T0">В процессорах типа Cortex для реализации таких таймеров имеется специальный аппаратный таймер. Однако, вы можете использовать для этих целей любой доступный аппаратный таймер или вообще не использовать. В этом случае несколько функций, использующих время будут недоступны.</text:span></text:p>
        <text:p text:style-name="P5"/>
        <text:p text:style-name="P5"><text:span text:style-name="T0">В функцию main необходимо также добавить инициализацию системы</text:span></text:p>
        <text:p text:style-name="P5"><text:span text:style-name="T0">smInit(100);</text:span></text:p>
        <text:p text:style-name="P5"><text:span text:style-name="T0">где 100 — размер стека (в 32-разрядных словах) для задачи по умолчанию.</text:span></text:p>
        <text:p text:style-name="P5"/>
        <text:p text:style-name="P5"><text:span text:style-name="T0">Чтобы использовать SaliMLib вы включаете ее в свой проект, как описано выше. Затем вы строите свою программу как многозадачную с использованием инструментов предоставляемых библиотекой SaliMLib.</text:span></text:p>
        <text:p text:style-name="P5"/>
        <text:p text:style-name="P5"><text:span text:style-name="T0">Из соображений эффективности библиотека SaliMLib не использует динамическое выделение памяти. В ней полностью отсутствуют операции new и delete. Поэтому количество задач в одном проекте - фиксированное. Это количество задается глобальным макросом SM_TASK_MAX и по умолчанию равно 8 задачам. Чтобы изменить это количество определите глобальный макрос SM_TASK_MAX с нужным количеством задач, например:</text:span></text:p>
        <text:p text:style-name="P5"><text:span text:style-name="T0">#define SM_TASK_MAX 10</text:span></text:p>
        <text:p text:style-name="P5"/>
        <text:p text:style-name="P5"><text:span text:style-name="T0">По умолчанию в библиотеке SaliMLib отключено использование пространства имен. Поэтому все функции и классы библиотеки видны в глобальном пространстве имен. Из-за того, что библиотека включается в проект может возникнуть конфликт имен. Чтобы избежать этого достаточно включить в библиотке использование пространства имен. Для этого нужно определить глобальный макрос </text:span><text:span text:style-name="T25">SM_NAMESPACE</text:span><text:span text:style-name="T0"> с желаемым идентификатором пространства имен. Например:</text:span></text:p>
        <text:p text:style-name="P5"><text:span text:style-name="T0">#define SM_NAMESPACE MySpaceSaliMLib</text:span></text:p>
        <text:p text:style-name="P5"/>
        <text:p text:style-name="P5"><text:span text:style-name="T0">«Привет мир»</text:span></text:p>
        <text:p text:style-name="P5"><text:span text:style-name="T0">Традиционным примером программы «привет мир» для встраиваемых систем служит программа мигания светодиодом.</text:span></text:p>
        <text:p text:style-name="P5"/>
        <text:p text:style-name="P24"><text:span text:style-name="T16">extern</text:span><text:span text:style-name="T13"> </text:span><text:span text:style-name="T12">"C"</text:span><text:span text:style-name="T13"> </text:span><text:span text:style-name="T10">{</text:span></text:p>
        <text:p text:style-name="P24"/>
        <text:p text:style-name="P27"><text:span text:style-name="T12">//Обработчик таймера системных тиков</text:span></text:p>
        <text:p text:style-name="P24"><text:span text:style-name="T16">void</text:span><text:span text:style-name="T13"> </text:span><text:span text:style-name="T17">SysTick_Handler</text:span><text:span text:style-name="T10">(</text:span><text:span text:style-name="T16">void</text:span><text:span text:style-name="T10">)</text:span><text:span text:style-name="T13"> </text:span><text:span text:style-name="T10">{</text:span></text:p>
        <text:p text:style-name="P24"><text:span text:style-name="T10"> </text:span><text:span text:style-name="T12">//Инкремент</text:span><text:span text:style-name="T13"> </text:span><text:span text:style-name="T12">системного</text:span><text:span text:style-name="T13"> </text:span><text:span text:style-name="T12">счетчика</text:span><text:span text:style-name="T13"> </text:span><text:span text:style-name="T12">тиков</text:span></text:p>
        <text:p text:style-name="P24"><text:span text:style-name="T10"> </text:span><text:span text:style-name="T18">smTickCount</text:span><text:span text:style-name="T10">++;</text:span></text:p>
        <text:p text:style-name="P30"><text:span text:style-name="T10"> </text:span><text:span text:style-name="T10">}</text:span></text:p>
        <text:p text:style-name="P5"/>
        <text:p text:style-name="P24"><text:span text:style-name="T16">int</text:span><text:span text:style-name="T13"> </text:span><text:span text:style-name="T17">main</text:span><text:span text:style-name="T10">(</text:span><text:span text:style-name="T16">void</text:span><text:span text:style-name="T10">)</text:span><text:span text:style-name="T13"> </text:span><text:span text:style-name="T10">{</text:span></text:p>
        <text:p text:style-name="P24"><text:span text:style-name="T10"> </text:span><text:span text:style-name="T10">...</text:span></text:p>
        <text:p text:style-name="P24"><text:span text:style-name="T10"> </text:span><text:span text:style-name="T12">//Инициализация системы</text:span></text:p>
        <text:p text:style-name="P30"><text:span text:style-name="T10"> </text:span><text:span text:style-name="T14">SaliCom::smInit(100);</text:span></text:p>
        <text:p text:style-name="P24"><text:span text:style-name="T10"> </text:span><text:span text:style-name="T10">...</text:span></text:p>
        <text:p text:style-name="P24"><text:span text:style-name="T10"> </text:span><text:span text:style-name="T16">while</text:span><text:span text:style-name="T13">(</text:span><text:span text:style-name="T16">true</text:span><text:span text:style-name="T13">) {</text:span></text:p>
        <text:p text:style-name="P24"><text:span text:style-name="T10"> </text:span><text:s text:c="2"/><text:span text:style-name="T12">//Включить светодиод</text:span></text:p>
        <text:p text:style-name="P24"><text:span text:style-name="T10"> </text:span><text:s text:c="2"/><text:span text:style-name="T14">LedOn</text:span><text:span text:style-name="T10">();</text:span></text:p>
        <text:p text:style-name="P24"><text:span text:style-name="T10"> </text:span><text:s text:c="2"/><text:span text:style-name="T12">//Ожидать заданное время</text:span></text:p>
        <text:p text:style-name="P24"><text:span text:style-name="T10"> </text:span><text:s text:c="2"/><text:span text:style-name="T14">SaliCom::smWaitTick</text:span><text:span text:style-name="T10">(300); </text:span><text:span text:style-name="T12">//Здесь происходит переключение </text:span></text:p>
        <text:p text:style-name="P27"><text:span text:style-name="T12"> </text:span><text:s text:c="28"/><text:span text:style-name="T12">// на исполнение других задач</text:span></text:p>
        <text:p text:style-name="P24"><text:span text:style-name="T10"> </text:span><text:s text:c="2"/><text:span text:style-name="T12">//Выключить светодиод</text:span></text:p>
        <text:p text:style-name="P24"><text:span text:style-name="T10"> </text:span><text:s text:c="2"/><text:span text:style-name="T14">LedOff</text:span><text:span text:style-name="T10">();</text:span></text:p>
        <text:p text:style-name="P24"><text:span text:style-name="T10"> </text:span><text:s text:c="2"/><text:span text:style-name="T12">//Ожидать заданное время</text:span></text:p>
        <text:p text:style-name="P24"><text:span text:style-name="T10"> </text:span><text:s text:c="2"/><text:span text:style-name="T14">SaliCom::smWaitTick</text:span><text:span text:style-name="T10">(300); </text:span><text:span text:style-name="T12">//Здесь происходит переключение </text:span></text:p>
        <text:p text:style-name="P27"><text:span text:style-name="T12"> </text:span><text:s text:c="28"/><text:span text:style-name="T12">// на исполнение других задач</text:span></text:p>
        <text:p text:style-name="P24"><text:span text:style-name="T10"> </text:span><text:s text:c="2"/><text:span text:style-name="T10">}</text:span></text:p>
        <text:p text:style-name="P24"><text:span text:style-name="T10"> </text:span><text:span text:style-name="T10">}</text:span></text:p>
        <text:p text:style-name="P30"><text:span text:style-name="T10">}</text:span></text:p>
        <text:p text:style-name="P24"/>
        <text:p text:style-name="P30"/>
        <text:p text:style-name="P5"><text:span text:style-name="T0">По структуре данная программа идентична традиционной. Главное отличие в том, что во время ожидания заданного интервала традиционная программа ничего не делает и занимает процессорное время впустую, тогда как SaliCom в это время обрабатывает другие задачи системы.</text:span></text:p>
        <text:p text:style-name="P5"/>
        <text:p text:style-name="P5"><text:span text:style-name="T0">Переключение задач</text:span></text:p>
        <text:p text:style-name="P5"><text:span text:style-name="T0">В отличие от систем с выталкивающей многозадачностью, где момент передачи управления другой задаче определяется таймером, для систем с кооперативной многозадачностью сами задачи определяют момент времени для переключения. Поэтому в системах с выталкивающей многозадачностью есть определенные проблемы синхронизации и совместного доступа, которые решаются с помощью специальных средств операционной системы. Рассмотрим пример:</text:span></text:p>
        <text:p text:style-name="P24"><text:span text:style-name="T10"> </text:span><text:span text:style-name="T12">//Stack</text:span></text:p>
        <text:p text:style-name="P24"><text:span text:style-name="T10"> </text:span><text:span text:style-name="T19">mTopOfStack</text:span><text:span text:style-name="T13"> </text:span><text:span text:style-name="T10">=</text:span><text:span text:style-name="T13"> </text:span><text:span text:style-name="T18">smTopStack</text:span><text:span text:style-name="T10">;</text:span></text:p>
        <text:p text:style-name="P30"><text:span text:style-name="T10"> </text:span><text:span text:style-name="T18">smTopStack</text:span><text:span text:style-name="T13"> </text:span><text:span text:style-name="T10">-=</text:span><text:span text:style-name="T13"> </text:span><text:span text:style-name="T20">stackCellSize</text:span><text:span text:style-name="T13"> </text:span><text:span text:style-name="T10">*</text:span><text:span text:style-name="T13"> </text:span><text:span text:style-name="T21">4</text:span><text:span text:style-name="T10">;</text:span></text:p>
        <text:p text:style-name="P5"><text:span text:style-name="T0">где mTopOfStack некоторая локальная переменная, а smTopStack — некоторая глобальная переменная. Если данный фрагмент используется несколькими задачами нужно учитывать, что переключение задач может произойти в момент между двумя операторами. В этом случае задачи получат неверное значение smTopStack, выполнение программы нарушится, что приведет к краху системы. Главная сложность в том, что данный эффект может долго не возникать и проявиться уже после того, как система отгружена заказчику. В традиционных программах и многозадачных программах с кооперативной многозадачностью этот эффект возникает между кодом основной программы и кодом прерываний. Поэтому особо внимательно нужно следить за общим доступом к ресурсам из основного кода и из прерываний. В многозадачных программах с выталкивающей многозадачностью этот эффект присутствует во всей программе, поэтому нужно следить за доступом к общим ресурсам абсолютно по всей программе. Это касается и таких распространенных операций как выделение памяти из кучи. В программах с выталкивающей многозадачностью выделение (и освобождение) памяти из кучи должно быть защищено от переключения задач. Соответственно, стандартные библиотеки не годятся и должны использоваться специальные обертки. Для кооперативной многозадачности никаких дополнительных библиотек не требуется и свободно могут использоваться стандартные.</text:span></text:p>
        <text:p text:style-name="P5"><text:span text:style-name="T0">Таким образом, для программы с кооперативной многозадачностью (в том числе и для библиотеки SaliMLib) если глобальная переменная из приведенного выше фрагмента не используется в прерываниях, то никаких дополнительных мер принимать не нужно.</text:span></text:p>
        <text:p text:style-name="P5"/>
        <text:p text:style-name="P5"><text:span text:style-name="T0">Для систем с кооперативной многозадачностью важнейшим элементом системы является набор функций переключения задач. Для системы SaliMLib имеется единственная функция, выполняющая такое переключение:</text:span></text:p>
        <text:p text:style-name="P5"/>
        <text:p text:style-name="P24"><text:span text:style-name="T10"> </text:span><text:span text:style-name="T21">//!</text:span></text:p>
        <text:p text:style-name="P24"><text:span text:style-name="T10"> </text:span><text:span text:style-name="T21">//!</text:span><text:span text:style-name="T13"> </text:span><text:span text:style-name="T22">\brief</text:span><text:span text:style-name="T13"> </text:span><text:span text:style-name="T21">smWaitVoid</text:span><text:span text:style-name="T13"> </text:span><text:span text:style-name="T10"> </text:span><text:s/><text:span text:style-name="T21">Main</text:span><text:span text:style-name="T13"> </text:span><text:span text:style-name="T21">wait</text:span><text:span text:style-name="T13"> </text:span><text:span text:style-name="T21">function.</text:span><text:span text:style-name="T13"> </text:span><text:span text:style-name="T21">Wait</text:span><text:span text:style-name="T13"> </text:span><text:span text:style-name="T21">while</text:span><text:span text:style-name="T13"> </text:span><text:span text:style-name="T21">waitFuncion</text:span><text:span text:style-name="T13"> </text:span><text:span text:style-name="T21">return</text:span><text:span text:style-name="T13"> </text:span><text:span text:style-name="T21">true.</text:span><text:span text:style-name="T13"> </text:span><text:span text:style-name="T21">While</text:span><text:span text:style-name="T13"> </text:span><text:span text:style-name="T21">task</text:span><text:span text:style-name="T13"> </text:span><text:span text:style-name="T21">is</text:span><text:span text:style-name="T13"> </text:span><text:span text:style-name="T21">in</text:span><text:span text:style-name="T13"> </text:span><text:span text:style-name="T21">wait</text:span><text:span text:style-name="T13"> </text:span><text:span text:style-name="T21">state</text:span><text:span text:style-name="T13"> </text:span><text:span text:style-name="T21">cpu</text:span><text:span text:style-name="T13"> </text:span><text:span text:style-name="T21">switch</text:span><text:span text:style-name="T13"> </text:span><text:span text:style-name="T21">to</text:span><text:span text:style-name="T13"> </text:span><text:span text:style-name="T21">other</text:span><text:span text:style-name="T13"> </text:span><text:span text:style-name="T21">tasks</text:span></text:p>
        <text:p text:style-name="P24"><text:span text:style-name="T10"> </text:span><text:span text:style-name="T21">//!</text:span><text:span text:style-name="T13"> </text:span><text:span text:style-name="T22">\param</text:span><text:span text:style-name="T13"> </text:span><text:span text:style-name="T21">arg</text:span><text:span text:style-name="T13"> </text:span><text:span text:style-name="T10"> </text:span><text:s text:c="8"/><text:span text:style-name="T21">Any</text:span><text:span text:style-name="T13"> </text:span><text:span text:style-name="T21">argument</text:span><text:span text:style-name="T13"> </text:span><text:span text:style-name="T21">for</text:span><text:span text:style-name="T13"> </text:span><text:span text:style-name="T21">waitFuncion</text:span></text:p>
        <text:p text:style-name="P24"><text:span text:style-name="T10"> </text:span><text:span text:style-name="T21">//!</text:span><text:span text:style-name="T13"> </text:span><text:span text:style-name="T22">\param</text:span><text:span text:style-name="T13"> </text:span><text:span text:style-name="T21">waitFunction</text:span><text:span text:style-name="T13"> </text:span><text:span text:style-name="T21">Pointer</text:span><text:span text:style-name="T13"> </text:span><text:span text:style-name="T21">to</text:span><text:span text:style-name="T13"> </text:span><text:span text:style-name="T21">wait</text:span><text:span text:style-name="T13"> </text:span><text:span text:style-name="T21">function</text:span></text:p>
        <text:p text:style-name="P24"><text:span text:style-name="T10"> </text:span><text:span text:style-name="T21">//!</text:span></text:p>
        <text:p text:style-name="P30"><text:span text:style-name="T10"> </text:span><text:span text:style-name="T16">void</text:span><text:span text:style-name="T13"> </text:span><text:span text:style-name="T17">smWaitVoid</text:span><text:span text:style-name="T10">(</text:span><text:span text:style-name="T13"> </text:span><text:span text:style-name="T16">void</text:span><text:span text:style-name="T13"> </text:span><text:span text:style-name="T10">*</text:span><text:span text:style-name="T20">arg</text:span><text:span text:style-name="T10">,</text:span><text:span text:style-name="T13"> </text:span><text:span text:style-name="T15">SmWaitFunction</text:span><text:span text:style-name="T13"> </text:span><text:span text:style-name="T20">waitFunction</text:span><text:span text:style-name="T13"> </text:span><text:span text:style-name="T10">);</text:span></text:p>
        <text:p text:style-name="P5"/>
        <text:p text:style-name="P5"><text:span text:style-name="T0">где waitFunction — это функция обратного вызова, которая определяет готовность данной задачи к продолжению исполнения. Пока данная функция возвращает false задача не получит управления и оно будет распределяться по другим задачам. Arg — это произвольный параметр, который передается от задачи к функции обратного вызова. Этот указатель может быть на любые объекты: глобальные, локальные, временные, из кучи.</text:span></text:p>
        <text:p text:style-name="P5"><text:span text:style-name="T0">Как только функция waitFunction вернет true — задача получит управление.</text:span></text:p>
        <text:p text:style-name="P5"><text:span text:style-name="T0">При вызове smWaitVoid система в любом случае попытается передать управление другой задаче. Если готовых к выполнению задач нету и функция waitFunction вернет true, то управление вернется к текущей задаче.</text:span></text:p>
        <text:p text:style-name="P5"/>
        <text:p text:style-name="P5"><text:span text:style-name="T0">Две шаблонных функции ожидания используются для автоматического преобразования параметров, внедрения дополнительного контроля типов и в конечном итоге все-равно используют smWaitVoid.</text:span></text:p>
        <text:p text:style-name="P5"/>
        <text:p text:style-name="P5"><text:span text:style-name="T0">Функция-преобразование для использования указателя на произвольный объект.</text:span></text:p>
        <text:p text:style-name="P5"/>
        <text:p text:style-name="P24"><text:span text:style-name="T10"> </text:span><text:span text:style-name="T21">//!</text:span></text:p>
        <text:p text:style-name="P24"><text:span text:style-name="T10"> </text:span><text:span text:style-name="T21">//!</text:span><text:span text:style-name="T13"> </text:span><text:span text:style-name="T22">\brief</text:span><text:span text:style-name="T13"> </text:span><text:span text:style-name="T21">smWait</text:span><text:span text:style-name="T13"> </text:span><text:span text:style-name="T10"> </text:span><text:s text:c="5"/><text:span text:style-name="T21">Template</text:span><text:span text:style-name="T13"> </text:span><text:span text:style-name="T21">for</text:span><text:span text:style-name="T13"> </text:span><text:span text:style-name="T21">automatic</text:span><text:span text:style-name="T13"> </text:span><text:span text:style-name="T21">conversion</text:span><text:span text:style-name="T13"> </text:span><text:span text:style-name="T21">of</text:span><text:span text:style-name="T13"> </text:span><text:span text:style-name="T21">waitFunction</text:span><text:span text:style-name="T13"> </text:span><text:span text:style-name="T21">argument.</text:span><text:span text:style-name="T13"> </text:span><text:span text:style-name="T21">It</text:span><text:span text:style-name="T13"> </text:span><text:span text:style-name="T21">simply</text:span><text:span text:style-name="T13"> </text:span><text:span text:style-name="T21">converts</text:span><text:span text:style-name="T13"> </text:span><text:span text:style-name="T21">specified</text:span><text:span text:style-name="T13"> </text:span><text:span text:style-name="T21">pointer</text:span><text:span text:style-name="T13"> </text:span><text:span text:style-name="T21">to</text:span><text:span text:style-name="T13"> </text:span><text:span text:style-name="T21">void</text:span></text:p>
        <text:p text:style-name="P24"><text:span text:style-name="T10"> </text:span><text:span text:style-name="T21">//!</text:span><text:span text:style-name="T13"> </text:span><text:span text:style-name="T10"> </text:span><text:s text:c="19"/><text:span text:style-name="T21">for</text:span><text:span text:style-name="T13"> </text:span><text:span text:style-name="T21">smWait</text:span><text:span text:style-name="T13"> </text:span><text:span text:style-name="T21">and</text:span><text:span text:style-name="T13"> </text:span><text:span text:style-name="T21">waitFunction</text:span></text:p>
        <text:p text:style-name="P24"><text:span text:style-name="T10"> </text:span><text:span text:style-name="T21">//!</text:span><text:span text:style-name="T13"> </text:span><text:span text:style-name="T22">\param</text:span><text:span text:style-name="T13"> </text:span><text:span text:style-name="T21">arg</text:span><text:span text:style-name="T13"> </text:span><text:span text:style-name="T10"> </text:span><text:s text:c="8"/><text:span text:style-name="T21">WaitFunction</text:span><text:span text:style-name="T13"> </text:span><text:span text:style-name="T21">argument</text:span></text:p>
        <text:p text:style-name="P24"><text:span text:style-name="T10"> </text:span><text:span text:style-name="T21">//!</text:span><text:span text:style-name="T13"> </text:span><text:span text:style-name="T22">\param</text:span><text:span text:style-name="T13"> </text:span><text:span text:style-name="T21">waitFunction</text:span><text:span text:style-name="T13"> </text:span><text:span text:style-name="T21">Pointer</text:span><text:span text:style-name="T13"> </text:span><text:span text:style-name="T21">to</text:span><text:span text:style-name="T13"> </text:span><text:span text:style-name="T21">wait</text:span><text:span text:style-name="T13"> </text:span><text:span text:style-name="T21">function</text:span></text:p>
        <text:p text:style-name="P24"><text:span text:style-name="T10"> </text:span><text:span text:style-name="T21">//!</text:span></text:p>
        <text:p text:style-name="P24"><text:span text:style-name="T10"> </text:span><text:span text:style-name="T16">template</text:span><text:span text:style-name="T13"> </text:span><text:span text:style-name="T10">&lt;</text:span><text:span text:style-name="T16">class</text:span><text:span text:style-name="T13"> </text:span><text:span text:style-name="T15">SmArg</text:span><text:span text:style-name="T10">&gt;</text:span></text:p>
        <text:p text:style-name="P24"><text:span text:style-name="T10"> </text:span><text:span text:style-name="T16">void</text:span><text:span text:style-name="T13"> </text:span><text:span text:style-name="T17">smWait</text:span><text:span text:style-name="T10">(</text:span><text:span text:style-name="T13"> </text:span><text:span text:style-name="T15">SmArg</text:span><text:span text:style-name="T13"> </text:span><text:span text:style-name="T10">*</text:span><text:span text:style-name="T20">arg</text:span><text:span text:style-name="T10">,</text:span><text:span text:style-name="T13"> </text:span><text:span text:style-name="T16">bool</text:span><text:span text:style-name="T13"> </text:span><text:span text:style-name="T10">(*</text:span><text:span text:style-name="T20">waitFunction</text:span><text:span text:style-name="T10">)(</text:span><text:span text:style-name="T13"> </text:span><text:span text:style-name="T15">SmArg</text:span><text:span text:style-name="T13"> </text:span><text:span text:style-name="T10">*</text:span><text:span text:style-name="T18">farg</text:span><text:span text:style-name="T13"> </text:span><text:span text:style-name="T10">)</text:span><text:span text:style-name="T13"> </text:span><text:span text:style-name="T10">)</text:span></text:p>
        <text:p text:style-name="P24"><text:span text:style-name="T10"> </text:span><text:s text:c="2"/><text:span text:style-name="T10">{</text:span></text:p>
        <text:p text:style-name="P24"><text:span text:style-name="T10"> </text:span><text:s text:c="2"/><text:span text:style-name="T14">smWaitVoid</text:span><text:span text:style-name="T10">(</text:span><text:span text:style-name="T13"> </text:span><text:span text:style-name="T20">arg</text:span><text:span text:style-name="T10">,</text:span><text:span text:style-name="T13"> </text:span><text:span text:style-name="T10">(</text:span><text:span text:style-name="T15">SmWaitFunction</text:span><text:span text:style-name="T10">)(</text:span><text:span text:style-name="T20">waitFunction</text:span><text:span text:style-name="T10">)</text:span><text:span text:style-name="T13"> </text:span><text:span text:style-name="T10">);</text:span></text:p>
        <text:p text:style-name="P30"><text:span text:style-name="T10"> </text:span><text:s text:c="2"/><text:span text:style-name="T10">}</text:span></text:p>
        <text:p text:style-name="P33"><text:span text:style-name="T0">Функция-преобразование для использования объекта с определенной операцией «вызов функции».</text:span></text:p>
        <text:p text:style-name="P24"><text:span text:style-name="T10"> </text:span><text:span text:style-name="T21">//!</text:span></text:p>
        <text:p text:style-name="P24"><text:span text:style-name="T10"> </text:span><text:span text:style-name="T21">//!</text:span><text:span text:style-name="T13"> </text:span><text:span text:style-name="T22">\brief</text:span><text:span text:style-name="T13"> </text:span><text:span text:style-name="T21">SmWaitClass</text:span><text:span text:style-name="T13"> </text:span><text:span text:style-name="T21">Template</text:span><text:span text:style-name="T13"> </text:span><text:span text:style-name="T21">for</text:span><text:span text:style-name="T13"> </text:span><text:span text:style-name="T21">automatic</text:span><text:span text:style-name="T13"> </text:span><text:span text:style-name="T21">using</text:span><text:span text:style-name="T13"> </text:span><text:span text:style-name="T21">class</text:span><text:span text:style-name="T13"> </text:span><text:span text:style-name="T21">operator()</text:span><text:span text:style-name="T13"> </text:span><text:span text:style-name="T21">member-function</text:span><text:span text:style-name="T13"> </text:span><text:span text:style-name="T21">for</text:span><text:span text:style-name="T13"> </text:span><text:span text:style-name="T21">stop</text:span><text:span text:style-name="T13"> </text:span><text:span text:style-name="T21">wait</text:span><text:span text:style-name="T13"> </text:span><text:span text:style-name="T21">event.</text:span></text:p>
        <text:p text:style-name="P24"><text:span text:style-name="T10"> </text:span><text:span text:style-name="T21">//!</text:span><text:span text:style-name="T13"> </text:span><text:span text:style-name="T10"> </text:span><text:s text:c="18"/><text:span text:style-name="T21">StClass</text:span><text:span text:style-name="T13"> </text:span><text:span text:style-name="T21">must</text:span><text:span text:style-name="T13"> </text:span><text:span text:style-name="T21">have</text:span><text:span text:style-name="T13"> </text:span><text:span text:style-name="T21">member-function</text:span><text:span text:style-name="T13"> </text:span><text:span text:style-name="T21">with</text:span><text:span text:style-name="T13"> </text:span><text:span text:style-name="T21">prototype</text:span><text:span text:style-name="T13"> </text:span><text:span text:style-name="T21">"bool</text:span><text:span text:style-name="T13"> </text:span><text:span text:style-name="T21">operator</text:span><text:span text:style-name="T13"> </text:span><text:span text:style-name="T21">()</text:span><text:span text:style-name="T13"> </text:span><text:span text:style-name="T21">()</text:span><text:span text:style-name="T13"> </text:span><text:span text:style-name="T21">{</text:span><text:span text:style-name="T13"> </text:span><text:span text:style-name="T21">...</text:span><text:span text:style-name="T13"> </text:span><text:span text:style-name="T21">}".</text:span></text:p>
        <text:p text:style-name="P24"><text:span text:style-name="T10"> </text:span><text:span text:style-name="T21">//!</text:span><text:span text:style-name="T13"> </text:span><text:span text:style-name="T10"> </text:span><text:s text:c="18"/><text:span text:style-name="T21">When</text:span><text:span text:style-name="T13"> </text:span><text:span text:style-name="T21">this</text:span><text:span text:style-name="T13"> </text:span><text:span text:style-name="T21">function</text:span><text:span text:style-name="T13"> </text:span><text:span text:style-name="T21">return</text:span><text:span text:style-name="T13"> </text:span><text:span text:style-name="T21">true</text:span><text:span text:style-name="T13"> </text:span><text:span text:style-name="T21">waiting</text:span><text:span text:style-name="T13"> </text:span><text:span text:style-name="T21">stop</text:span><text:span text:style-name="T13"> </text:span><text:span text:style-name="T21">and</text:span><text:span text:style-name="T13"> </text:span><text:span text:style-name="T21">task</text:span><text:span text:style-name="T13"> </text:span><text:span text:style-name="T21">resumed.</text:span></text:p>
        <text:p text:style-name="P24"><text:span text:style-name="T10"> </text:span><text:span text:style-name="T21">//!</text:span><text:span text:style-name="T13"> </text:span><text:span text:style-name="T22">\param</text:span><text:span text:style-name="T13"> </text:span><text:span text:style-name="T21">cls</text:span><text:span text:style-name="T13"> </text:span><text:span text:style-name="T10"> </text:span><text:s text:c="7"/><text:span text:style-name="T21">Any</text:span><text:span text:style-name="T13"> </text:span><text:span text:style-name="T21">class</text:span><text:span text:style-name="T13"> </text:span><text:span text:style-name="T21">object</text:span><text:span text:style-name="T13"> </text:span><text:span text:style-name="T21">which</text:span><text:span text:style-name="T13"> </text:span><text:span text:style-name="T21">has</text:span><text:span text:style-name="T13"> </text:span><text:span text:style-name="T21">member-function</text:span><text:span text:style-name="T13"> </text:span><text:span text:style-name="T21">operator().</text:span></text:p>
        <text:p text:style-name="P24"><text:span text:style-name="T10"> </text:span><text:span text:style-name="T21">//!</text:span></text:p>
        <text:p text:style-name="P24"><text:span text:style-name="T10"> </text:span><text:span text:style-name="T16">template</text:span><text:span text:style-name="T13"> </text:span><text:span text:style-name="T10">&lt;</text:span><text:span text:style-name="T16">class</text:span><text:span text:style-name="T13"> </text:span><text:span text:style-name="T15">SmClass</text:span><text:span text:style-name="T10">&gt;</text:span></text:p>
        <text:p text:style-name="P24"><text:span text:style-name="T10"> </text:span><text:span text:style-name="T16">void</text:span><text:span text:style-name="T13"> </text:span><text:span text:style-name="T17">smWaitClass</text:span><text:span text:style-name="T10">(</text:span><text:span text:style-name="T13"> </text:span><text:span text:style-name="T15">SmClass</text:span><text:span text:style-name="T13"> </text:span><text:span text:style-name="T20">cls</text:span><text:span text:style-name="T13"> </text:span><text:span text:style-name="T10">)</text:span></text:p>
        <text:p text:style-name="P24"><text:span text:style-name="T10"> </text:span><text:s text:c="2"/><text:span text:style-name="T10">{</text:span></text:p>
        <text:p text:style-name="P24"><text:span text:style-name="T10"> </text:span><text:s text:c="2"/><text:span text:style-name="T14">smWait</text:span><text:span text:style-name="T10">&lt;</text:span><text:span text:style-name="T15">SmClass</text:span><text:span text:style-name="T10">&gt;</text:span><text:span text:style-name="T10">(</text:span><text:span text:style-name="T13"> </text:span><text:span text:style-name="T10">&amp;</text:span><text:span text:style-name="T20">cls</text:span><text:span text:style-name="T10">,</text:span><text:span text:style-name="T13"> </text:span><text:span text:style-name="T10">[]</text:span><text:span text:style-name="T13"> </text:span><text:span text:style-name="T10">(</text:span><text:span text:style-name="T13"> </text:span><text:span text:style-name="T15">SmClass</text:span><text:span text:style-name="T13"> </text:span><text:span text:style-name="T10">*</text:span><text:span text:style-name="T20">ptr</text:span><text:span text:style-name="T13"> </text:span><text:span text:style-name="T10">)</text:span><text:span text:style-name="T13"> </text:span><text:span text:style-name="T10">-</text:span><text:span text:style-name="T10">&gt;</text:span><text:span text:style-name="T13"> </text:span><text:span text:style-name="T16">bool</text:span><text:span text:style-name="T13"> </text:span><text:span text:style-name="T10">{</text:span><text:span text:style-name="T13"> </text:span><text:span text:style-name="T16">return</text:span><text:span text:style-name="T13"> </text:span><text:span text:style-name="T20">ptr</text:span><text:span text:style-name="T10">();</text:span><text:span text:style-name="T13"> </text:span><text:span text:style-name="T10">}</text:span><text:span text:style-name="T13"> </text:span><text:span text:style-name="T10">);</text:span></text:p>
        <text:p text:style-name="P30"><text:span text:style-name="T10"> </text:span><text:s text:c="2"/><text:span text:style-name="T10">}</text:span></text:p>
        <text:p text:style-name="P5"/>
        <text:p text:style-name="P5"><text:span text:style-name="T0">За счет использования C++ появляется возможность использовать в качестве функций обратного вызова лямбда-функции:</text:span></text:p>
        <text:p text:style-name="P5"/>
        <text:p text:style-name="P24"><text:span text:style-name="T16">void</text:span><text:span text:style-name="T13"> </text:span><text:span text:style-name="T15">SaliCom</text:span><text:span text:style-name="T10">::</text:span><text:span text:style-name="T17">smYeld</text:span><text:span text:style-name="T10">()</text:span></text:p>
        <text:p text:style-name="P24"><text:span text:style-name="T10"> </text:span><text:span text:style-name="T10">{</text:span></text:p>
        <text:p text:style-name="P24"><text:span text:style-name="T10"> </text:span><text:span text:style-name="T14">smWaitVoid</text:span><text:span text:style-name="T10">(</text:span><text:span text:style-name="T13"> </text:span><text:span text:style-name="T16">nullptr</text:span><text:span text:style-name="T10">,</text:span><text:span text:style-name="T13"> </text:span><text:span text:style-name="T10">[]</text:span><text:span text:style-name="T13"> </text:span><text:span text:style-name="T10">(</text:span><text:span text:style-name="T13"> </text:span><text:span text:style-name="T16">void</text:span><text:span text:style-name="T10">*</text:span><text:span text:style-name="T13"> </text:span><text:span text:style-name="T10">)</text:span><text:span text:style-name="T13"> </text:span><text:span text:style-name="T10">-</text:span><text:span text:style-name="T10">&gt;</text:span><text:span text:style-name="T13"> </text:span><text:span text:style-name="T16">bool</text:span><text:span text:style-name="T13"> </text:span><text:span text:style-name="T10">{</text:span><text:span text:style-name="T13"> </text:span><text:span text:style-name="T16">return</text:span><text:span text:style-name="T13"> </text:span><text:span text:style-name="T16">true</text:span><text:span text:style-name="T10">;</text:span><text:span text:style-name="T13"> </text:span><text:span text:style-name="T10">}</text:span><text:span text:style-name="T13"> </text:span><text:span text:style-name="T10">);</text:span></text:p>
        <text:p text:style-name="P30"><text:span text:style-name="T10"> </text:span><text:span text:style-name="T10">}</text:span></text:p>
        <text:p text:style-name="P5"><text:span text:style-name="T0">Данная технология улучшает структурированность кода, повышает читабельность и снижает вероятность ошибок.</text:span></text:p>
        <text:p text:style-name="P5"><text:span text:style-name="T0">От использования замыканий было решено отказаться по причинам эффективности. Если применить замыкания, то это тянет за собой автоматическое использование библиотек, а также операций new и delete. Кроме того, значительно разрастается объем скомпилированного кода.</text:span></text:p>
        <text:p text:style-name="P5"/>
        <text:p text:style-name="P5"><text:span text:style-name="T0">Для удобства представлены несколько вспомогательных функций ожидания. Это inline функции и по факту осуществляют только преобразования типов и их проверку.</text:span></text:p>
        <text:p text:style-name="P5"/>
        <text:p text:style-name="P24"><text:span text:style-name="T10"> </text:span><text:span text:style-name="T21">//!</text:span></text:p>
        <text:p text:style-name="P24"><text:span text:style-name="T10"> </text:span><text:span text:style-name="T21">//!</text:span><text:span text:style-name="T13"> </text:span><text:span text:style-name="T22">\brief</text:span><text:span text:style-name="T13"> </text:span><text:span text:style-name="T21">smWaitBoolTrue</text:span><text:span text:style-name="T13"> </text:span><text:span text:style-name="T21">Helper</text:span><text:span text:style-name="T13"> </text:span><text:span text:style-name="T21">function</text:span><text:span text:style-name="T13"> </text:span><text:span text:style-name="T21">which</text:span><text:span text:style-name="T13"> </text:span><text:span text:style-name="T21">wait</text:span><text:span text:style-name="T13"> </text:span><text:span text:style-name="T21">until</text:span><text:span text:style-name="T13"> </text:span><text:span text:style-name="T21">bool</text:span><text:span text:style-name="T13"> </text:span><text:span text:style-name="T21">is</text:span><text:span text:style-name="T13"> </text:span><text:span text:style-name="T21">set</text:span><text:span text:style-name="T13"> </text:span><text:span text:style-name="T21">to</text:span><text:span text:style-name="T13"> </text:span><text:span text:style-name="T21">true</text:span></text:p>
        <text:p text:style-name="P24"><text:span text:style-name="T10"> </text:span><text:span text:style-name="T21">//!</text:span><text:span text:style-name="T13"> </text:span><text:span text:style-name="T22">\param</text:span><text:span text:style-name="T13"> </text:span><text:span text:style-name="T21">arg</text:span><text:span text:style-name="T13"> </text:span><text:span text:style-name="T10"> </text:span><text:s text:c="10"/><text:span text:style-name="T21">Testing</text:span><text:span text:style-name="T13"> </text:span><text:span text:style-name="T21">bool</text:span></text:p>
        <text:p text:style-name="P24"><text:span text:style-name="T10"> </text:span><text:span text:style-name="T21">//!</text:span></text:p>
        <text:p text:style-name="P24"><text:span text:style-name="T10"> </text:span><text:span text:style-name="T16">inline</text:span><text:span text:style-name="T13"> </text:span><text:span text:style-name="T16">void</text:span><text:span text:style-name="T13"> </text:span><text:span text:style-name="T17">smWaitBoolTrue</text:span><text:span text:style-name="T10">(</text:span><text:span text:style-name="T13"> </text:span><text:span text:style-name="T16">bool</text:span><text:span text:style-name="T13"> </text:span><text:span text:style-name="T10">*</text:span><text:span text:style-name="T20">arg</text:span><text:span text:style-name="T13"> </text:span><text:span text:style-name="T10">);</text:span></text:p>
        <text:p text:style-name="P24"/>
        <text:p text:style-name="P24"><text:span text:style-name="T10"> </text:span><text:span text:style-name="T21">//!</text:span></text:p>
        <text:p text:style-name="P24"><text:span text:style-name="T10"> </text:span><text:span text:style-name="T21">//!</text:span><text:span text:style-name="T13"> </text:span><text:span text:style-name="T22">\brief</text:span><text:span text:style-name="T13"> </text:span><text:span text:style-name="T21">smWaitBoolFalse</text:span><text:span text:style-name="T13"> </text:span><text:span text:style-name="T21">Helper</text:span><text:span text:style-name="T13"> </text:span><text:span text:style-name="T21">function</text:span><text:span text:style-name="T13"> </text:span><text:span text:style-name="T21">which</text:span><text:span text:style-name="T13"> </text:span><text:span text:style-name="T21">wait</text:span><text:span text:style-name="T13"> </text:span><text:span text:style-name="T21">until</text:span><text:span text:style-name="T13"> </text:span><text:span text:style-name="T21">bool</text:span><text:span text:style-name="T13"> </text:span><text:span text:style-name="T21">is</text:span><text:span text:style-name="T13"> </text:span><text:span text:style-name="T21">set</text:span><text:span text:style-name="T13"> </text:span><text:span text:style-name="T21">to</text:span><text:span text:style-name="T13"> </text:span><text:span text:style-name="T21">false</text:span></text:p>
        <text:p text:style-name="P24"><text:span text:style-name="T10"> </text:span><text:span text:style-name="T21">//!</text:span><text:span text:style-name="T13"> </text:span><text:span text:style-name="T22">\param</text:span><text:span text:style-name="T13"> </text:span><text:span text:style-name="T21">arg</text:span><text:span text:style-name="T13"> </text:span><text:span text:style-name="T10"> </text:span><text:s text:c="11"/><text:span text:style-name="T21">Testing</text:span><text:span text:style-name="T13"> </text:span><text:span text:style-name="T21">bool</text:span></text:p>
        <text:p text:style-name="P24"><text:span text:style-name="T10"> </text:span><text:span text:style-name="T21">//!</text:span></text:p>
        <text:p text:style-name="P24"><text:span text:style-name="T10"> </text:span><text:span text:style-name="T16">inline</text:span><text:span text:style-name="T13"> </text:span><text:span text:style-name="T16">void</text:span><text:span text:style-name="T13"> </text:span><text:span text:style-name="T17">smWaitBoolFalse</text:span><text:span text:style-name="T10">(</text:span><text:span text:style-name="T13"> </text:span><text:span text:style-name="T16">bool</text:span><text:span text:style-name="T13"> </text:span><text:span text:style-name="T10">*</text:span><text:span text:style-name="T20">arg</text:span><text:span text:style-name="T13"> </text:span><text:span text:style-name="T10">);</text:span></text:p>
        <text:p text:style-name="P24"/>
        <text:p text:style-name="P24"><text:span text:style-name="T10"> </text:span><text:span text:style-name="T21">//!</text:span></text:p>
        <text:p text:style-name="P24"><text:span text:style-name="T10"> </text:span><text:span text:style-name="T21">//!</text:span><text:span text:style-name="T13"> </text:span><text:span text:style-name="T22">\brief</text:span><text:span text:style-name="T13"> </text:span><text:span text:style-name="T21">smWaitIntUntilZero</text:span><text:span text:style-name="T13"> </text:span><text:span text:style-name="T21">Helper</text:span><text:span text:style-name="T13"> </text:span><text:span text:style-name="T21">function</text:span><text:span text:style-name="T13"> </text:span><text:span text:style-name="T21">which</text:span><text:span text:style-name="T13"> </text:span><text:span text:style-name="T21">wait</text:span><text:span text:style-name="T13"> </text:span><text:span text:style-name="T21">until</text:span><text:span text:style-name="T13"> </text:span><text:span text:style-name="T21">int</text:span><text:span text:style-name="T13"> </text:span><text:span text:style-name="T21">is</text:span><text:span text:style-name="T13"> </text:span><text:span text:style-name="T21">set</text:span><text:span text:style-name="T13"> </text:span><text:span text:style-name="T21">to</text:span><text:span text:style-name="T13"> </text:span><text:span text:style-name="T21">0</text:span></text:p>
        <text:p text:style-name="P24"><text:span text:style-name="T10"> </text:span><text:span text:style-name="T21">//!</text:span><text:span text:style-name="T13"> </text:span><text:span text:style-name="T22">\param</text:span><text:span text:style-name="T13"> </text:span><text:span text:style-name="T21">arg</text:span><text:span text:style-name="T13"> </text:span><text:span text:style-name="T10"> </text:span><text:s text:c="14"/><text:span text:style-name="T21">Testing</text:span><text:span text:style-name="T13"> </text:span><text:span text:style-name="T21">int</text:span></text:p>
        <text:p text:style-name="P24"><text:span text:style-name="T10"> </text:span><text:span text:style-name="T21">//!</text:span></text:p>
        <text:p text:style-name="P24"><text:span text:style-name="T10"> </text:span><text:span text:style-name="T16">inline</text:span><text:span text:style-name="T13"> </text:span><text:span text:style-name="T16">void</text:span><text:span text:style-name="T13"> </text:span><text:span text:style-name="T17">smWaitIntUntilZero</text:span><text:span text:style-name="T10">(</text:span><text:span text:style-name="T13"> </text:span><text:span text:style-name="T16">int</text:span><text:span text:style-name="T13"> </text:span><text:span text:style-name="T10">*</text:span><text:span text:style-name="T20">arg</text:span><text:span text:style-name="T13"> </text:span><text:span text:style-name="T10">);</text:span></text:p>
        <text:p text:style-name="P28"><text:span text:style-name="T13"> </text:span></text:p>
        <text:p text:style-name="P24"><text:span text:style-name="T10"> </text:span><text:span text:style-name="T21">//!</text:span></text:p>
        <text:p text:style-name="P24"><text:span text:style-name="T10"> </text:span><text:span text:style-name="T21">//!</text:span><text:span text:style-name="T13"> </text:span><text:span text:style-name="T22">\brief</text:span><text:span text:style-name="T13"> </text:span><text:span text:style-name="T21">smWaitIntUntilNotZero</text:span><text:span text:style-name="T13"> </text:span><text:span text:style-name="T21">Helper</text:span><text:span text:style-name="T13"> </text:span><text:span text:style-name="T21">function</text:span><text:span text:style-name="T13"> </text:span><text:span text:style-name="T21">which</text:span><text:span text:style-name="T13"> </text:span><text:span text:style-name="T21">wait</text:span><text:span text:style-name="T13"> </text:span><text:span text:style-name="T21">until</text:span><text:span text:style-name="T13"> </text:span><text:span text:style-name="T21">int</text:span><text:span text:style-name="T13"> </text:span><text:span text:style-name="T21">is</text:span><text:span text:style-name="T13"> </text:span><text:span text:style-name="T21">set</text:span><text:span text:style-name="T13"> </text:span><text:span text:style-name="T21">to</text:span><text:span text:style-name="T13"> </text:span><text:span text:style-name="T21">not</text:span><text:span text:style-name="T13"> </text:span><text:span text:style-name="T21">0</text:span></text:p>
        <text:p text:style-name="P24"><text:span text:style-name="T10"> </text:span><text:span text:style-name="T21">//!</text:span><text:span text:style-name="T13"> </text:span><text:span text:style-name="T22">\param</text:span><text:span text:style-name="T13"> </text:span><text:span text:style-name="T21">arg</text:span><text:span text:style-name="T13"> </text:span><text:span text:style-name="T10"> </text:span><text:s text:c="17"/><text:span text:style-name="T21">Testing</text:span><text:span text:style-name="T13"> </text:span><text:span text:style-name="T21">int</text:span></text:p>
        <text:p text:style-name="P24"><text:span text:style-name="T10"> </text:span><text:span text:style-name="T21">//!</text:span></text:p>
        <text:p text:style-name="P24"><text:span text:style-name="T10"> </text:span><text:span text:style-name="T16">inline</text:span><text:span text:style-name="T13"> </text:span><text:span text:style-name="T16">void</text:span><text:span text:style-name="T13"> </text:span><text:span text:style-name="T17">smWaitIntUntilNotZero</text:span><text:span text:style-name="T10">(</text:span><text:span text:style-name="T13"> </text:span><text:span text:style-name="T16">int</text:span><text:span text:style-name="T13"> </text:span><text:span text:style-name="T10">*</text:span><text:span text:style-name="T20">arg</text:span><text:span text:style-name="T13"> </text:span><text:span text:style-name="T10">);</text:span></text:p>
        <text:p text:style-name="P24"/>
        <text:p text:style-name="P5"/>
        <text:p text:style-name="P5"/>
        <text:p text:style-name="P5"><text:span text:style-name="T0">Удобство многозадачного программирования</text:span></text:p>
        <text:p text:style-name="P5"><text:span text:style-name="T0">Использование многозадачности, и </text:span><text:span text:style-name="T0"> </text:span><text:span text:style-name="T0">в частности, кооперативной многозадачности упрощает написание встраиваемых программ, радикально улучшая ее читабельность.</text:span></text:p>
        <text:p text:style-name="P5"/>
        <text:p text:style-name="P5"><text:span text:style-name="T0">Например, алгоритм записи сектора во внешнюю флеш-память:</text:span></text:p>
        <text:p text:style-name="P27"><text:span text:style-name="T12">//Проверить готовность flash-памяти</text:span></text:p>
        <text:p text:style-name="P27"><text:span text:style-name="T12">//Стереть сектор</text:span></text:p>
        <text:p text:style-name="P27"><text:span text:style-name="T12">//Записать сектор</text:span></text:p>
        <text:p text:style-name="P31"/>
        <text:p text:style-name="P5"><text:span text:style-name="T0">Каждый этап этого алгоритма подразумевает обмен данными с flash-памятью (возможно и не один), например через spi. А каждый такой обмен подразумевает следующий алгоритм:</text:span></text:p>
        <text:p text:style-name="P27"><text:span text:style-name="T12">//1.Активировать сигнал CS</text:span></text:p>
        <text:p text:style-name="P27"><text:span text:style-name="T12">//2.Инициировать обмен по прерываниям или DMA</text:span></text:p>
        <text:p text:style-name="P27"><text:span text:style-name="T12">//3.Подождать завершение обмена</text:span></text:p>
        <text:p text:style-name="P27"><text:span text:style-name="T12">//4.Деактивировать сигнал CS</text:span></text:p>
        <text:p text:style-name="P31"/>
        <text:p text:style-name="P5"><text:span text:style-name="T0">К сожалению, шаг 3 алгоритма является ожиданием и пустой тратой процессорного времени. Часто этот шаг выглядит следующим образом:</text:span></text:p>
        <text:p text:style-name="P24"><text:span text:style-name="T10"> </text:span><text:span text:style-name="T16">while</text:span><text:span text:style-name="T10">(</text:span><text:span text:style-name="T13"> </text:span><text:span text:style-name="T10">!</text:span><text:span text:style-name="T14">isTransferComplete</text:span><text:span text:style-name="T10">()</text:span><text:span text:style-name="T13"> </text:span><text:span text:style-name="T10">);</text:span></text:p>
        <text:p text:style-name="P5"/>
        <text:p text:style-name="P5"><text:span text:style-name="T0">Использовать с пользой это время в традиционных программах очень трудоемкая задача. По сути приходится реализовывать данный алгоритм в виде пошаговой машины состояний. Такой подход крайне не нагляден и чреват ошибками. Использование многозадачной библиотеки SaliMLib позволяет сохранить наглядность традиционной программы и избежать потери процессорного времени. Единственная модификация, которую нужно внести в код — это замена строки ожидания на следующую:</text:span></text:p>
        <text:p text:style-name="P24"><text:span text:style-name="T10"> </text:span><text:span text:style-name="T14">SaliCom::smWaitVoid( nullptr, [] (void*) -&gt; bool { return isTransferComplete</text:span><text:span text:style-name="T10">(); }</text:span><text:span text:style-name="T13"> </text:span><text:span text:style-name="T10">);</text:span></text:p>
        <text:p text:style-name="P5"/>
        <text:p text:style-name="P5"><text:span text:style-name="T0">Это обеспечивает переключение управления на другие задачи, пока не завершится обмен. При работе с периферийными устройствами часто используют доступ по прерываниям или DMA. Использование этих технологий дает наилучший эффект при использовании SaliCom, сохраняя наглядность последовательных алгоритмов.</text:span></text:p>
        <text:p text:style-name="P5"/>
        <text:p text:style-name="P5"/>
        <text:p text:style-name="P5"><text:span text:style-name="T0">Работа со временем</text:span></text:p>
        <text:p text:style-name="P5"><text:span text:style-name="T0">Обычно, для реализации работы со временем используют декремент переменных:</text:span></text:p>
        <text:p text:style-name="P5"><text:span text:style-name="T0">Определяется глобальная переменная:</text:span></text:p>
        <text:p text:style-name="P24"><text:span text:style-name="T12">//Некоторая</text:span><text:span text:style-name="T13"> </text:span><text:span text:style-name="T12">глобальная</text:span><text:span text:style-name="T13"> </text:span><text:span text:style-name="T12">переменная</text:span></text:p>
        <text:p text:style-name="P30"><text:span text:style-name="T16">int</text:span><text:span text:style-name="T13"> </text:span><text:span text:style-name="T18">someTimeOut</text:span><text:span text:style-name="T10">;</text:span></text:p>
        <text:p text:style-name="P33"><text:span text:style-name="T0">В обработчик прерывания системного таймера добавляется:</text:span></text:p>
        <text:p text:style-name="P24"><text:span text:style-name="T12">//Декремент</text:span><text:span text:style-name="T13"> </text:span><text:span text:style-name="T12">таймера</text:span><text:span text:style-name="T13"> </text:span><text:span text:style-name="T12">в</text:span><text:span text:style-name="T13"> </text:span><text:span text:style-name="T12">прерывании</text:span><text:span text:style-name="T13"> </text:span><text:span text:style-name="T12">обслуживания</text:span><text:span text:style-name="T13"> </text:span><text:span text:style-name="T12">системного</text:span><text:span text:style-name="T13"> </text:span><text:span text:style-name="T12">таймера</text:span></text:p>
        <text:p text:style-name="P30"><text:span text:style-name="T16">if</text:span><text:span text:style-name="T10">(</text:span><text:span text:style-name="T13"> </text:span><text:span text:style-name="T18">someTimeOut</text:span><text:span text:style-name="T13"> </text:span><text:span text:style-name="T10">)</text:span><text:span text:style-name="T13"> </text:span><text:span text:style-name="T18">someTimeOut</text:span><text:span text:style-name="T10">--;</text:span></text:p>
        <text:p text:style-name="P33"><text:span text:style-name="T0">Далее в программе инициализируется таймер:</text:span></text:p>
        <text:p text:style-name="P28"/>
        <text:p text:style-name="P24"><text:span text:style-name="T10"> </text:span><text:span text:style-name="T12">//Установить</text:span><text:span text:style-name="T13"> </text:span><text:span text:style-name="T12">таймер</text:span></text:p>
        <text:p text:style-name="P24"><text:span text:style-name="T10"> </text:span><text:span text:style-name="T18">someTimeOut</text:span><text:span text:style-name="T13"> </text:span><text:span text:style-name="T10">=</text:span><text:span text:style-name="T13"> </text:span><text:span text:style-name="T21">1000</text:span><text:span text:style-name="T10">;</text:span></text:p>
        <text:p text:style-name="P24"/>
        <text:p text:style-name="P5"><text:span text:style-name="T0">Затем он периодически проверяется и по истечении (или пока не истек) выполняются некоторые действия:</text:span></text:p>
        <text:p text:style-name="P28"><text:span text:style-name="T13"> </text:span></text:p>
        <text:p text:style-name="P24"><text:span text:style-name="T10"> </text:span><text:span text:style-name="T16">if</text:span><text:span text:style-name="T10">(</text:span><text:span text:style-name="T13"> </text:span><text:span text:style-name="T18">someTimeOut</text:span><text:span text:style-name="T13"> </text:span><text:span text:style-name="T10">==</text:span><text:span text:style-name="T13"> </text:span><text:span text:style-name="T21">0</text:span><text:span text:style-name="T13"> </text:span><text:span text:style-name="T10">)</text:span><text:span text:style-name="T13"> </text:span><text:span text:style-name="T10">{</text:span></text:p>
        <text:p text:style-name="P24"><text:span text:style-name="T10"> </text:span><text:s text:c="2"/><text:span text:style-name="T12">//Время</text:span><text:span text:style-name="T13"> </text:span><text:span text:style-name="T12">истекло,</text:span><text:span text:style-name="T13"> </text:span><text:span text:style-name="T12">что</text:span><text:span text:style-name="T13"> </text:span><text:span text:style-name="T12">нибудь</text:span><text:span text:style-name="T13"> </text:span><text:span text:style-name="T12">делаем</text:span></text:p>
        <text:p text:style-name="P30"><text:span text:style-name="T10"> </text:span><text:s text:c="2"/><text:span text:style-name="T10">}</text:span></text:p>
        <text:p text:style-name="P5"/>
        <text:p text:style-name="P5"><text:span text:style-name="T0">Если таймеров несколько, то все указанные шаги повторяются. Размер программы и потребляемые ресурсы растут линейно от количества таймеров. Этот подход прост, но не эффективен. Вместо этого в SaliMLib применяется другой принцип:</text:span></text:p>
        <text:p text:style-name="P5"><text:span text:style-name="T0">Имеется единственный глобальный счетчик тиков</text:span></text:p>
        <text:p text:style-name="P24"><text:span text:style-name="T16">volatile</text:span><text:span text:style-name="T13"> </text:span><text:span text:style-name="T16">int</text:span><text:span text:style-name="T13"> </text:span><text:span text:style-name="T18">smTickCount</text:span><text:span text:style-name="T10">;</text:span></text:p>
        <text:p text:style-name="P5"/>
        <text:p text:style-name="P5"><text:span text:style-name="T0">В обработчик прерывания системного таймера добавляется:</text:span></text:p>
        <text:p text:style-name="P24"><text:span text:style-name="T12">//Инкремент</text:span><text:span text:style-name="T13"> </text:span><text:span text:style-name="T12">счетчика</text:span><text:span text:style-name="T13"> </text:span><text:span text:style-name="T12">тиков</text:span></text:p>
        <text:p text:style-name="P30"><text:span text:style-name="T18">smTickCount</text:span><text:span text:style-name="T10">++;</text:span></text:p>
        <text:p text:style-name="P5"><text:span text:style-name="T0">Далее, если нужно создать таймер, то он может быть создан локально:</text:span></text:p>
        <text:p text:style-name="P24"><text:span text:style-name="T16">void</text:span><text:span text:style-name="T13"> </text:span><text:span text:style-name="T17">f</text:span><text:span text:style-name="T10">()</text:span></text:p>
        <text:p text:style-name="P24"><text:span text:style-name="T10"> </text:span><text:span text:style-name="T10">{</text:span></text:p>
        <text:p text:style-name="P24"><text:span text:style-name="T10"> </text:span><text:span text:style-name="T12">//Создаем</text:span><text:span text:style-name="T13"> </text:span><text:span text:style-name="T12">таймер</text:span></text:p>
        <text:p text:style-name="P24"><text:span text:style-name="T10"> </text:span><text:span text:style-name="T16">int</text:span><text:span text:style-name="T13"> </text:span><text:span text:style-name="T20">localTimer</text:span><text:span text:style-name="T13"> </text:span><text:span text:style-name="T10">=</text:span><text:span text:style-name="T13"> </text:span><text:span text:style-name="T14">smFutureTime</text:span><text:span text:style-name="T10">(</text:span><text:span text:style-name="T13"> </text:span><text:span text:style-name="T21">1000</text:span><text:span text:style-name="T13"> </text:span><text:span text:style-name="T10">);</text:span></text:p>
        <text:p text:style-name="P30"><text:span text:style-name="T10"> </text:span><text:span text:style-name="T12">//Эта</text:span><text:span text:style-name="T13"> </text:span><text:span text:style-name="T12">эквивалентно</text:span><text:span text:style-name="T13"> </text:span><text:span text:style-name="T12">localTimer</text:span><text:span text:style-name="T13"> </text:span><text:span text:style-name="T12">=</text:span><text:span text:style-name="T13"> </text:span><text:span text:style-name="T12">smTickCount</text:span><text:span text:style-name="T13"> </text:span><text:span text:style-name="T12">+</text:span><text:span text:style-name="T13"> </text:span><text:span text:style-name="T12">1000;</text:span></text:p>
        <text:p text:style-name="P24"><text:span text:style-name="T10"> </text:span><text:span text:style-name="T16">if</text:span><text:span text:style-name="T10">(</text:span><text:span text:style-name="T13"> </text:span><text:span text:style-name="T14">smIsTimeOut</text:span><text:span text:style-name="T10">(</text:span><text:span text:style-name="T20">localTimer</text:span><text:span text:style-name="T10">)</text:span><text:span text:style-name="T13"> </text:span><text:span text:style-name="T10">)</text:span><text:span text:style-name="T13"> </text:span><text:span text:style-name="T10">{</text:span></text:p>
        <text:p text:style-name="P24"><text:span text:style-name="T10"> </text:span><text:s text:c="2"/><text:span text:style-name="T12">//Время</text:span><text:span text:style-name="T13"> </text:span><text:span text:style-name="T12">истекло,</text:span><text:span text:style-name="T13"> </text:span><text:span text:style-name="T12">что</text:span><text:span text:style-name="T13"> </text:span><text:span text:style-name="T12">нибудь</text:span><text:span text:style-name="T13"> </text:span><text:span text:style-name="T12">делаем</text:span></text:p>
        <text:p text:style-name="P24"><text:span text:style-name="T10"> </text:span><text:s text:c="2"/><text:span text:style-name="T10">}</text:span></text:p>
        <text:p text:style-name="P30"><text:span text:style-name="T10"> </text:span><text:span text:style-name="T10">}</text:span></text:p>
        <text:p text:style-name="P5"><text:span text:style-name="T0">Функция </text:span><text:span text:style-name="T11">smIsTimeOut</text:span><text:span text:style-name="T0"> сравнивает значение таймера со счетчиком тиков, как только они сравняются эта функция вернет true. Продолжительность работы системы не ограничена емкостью переменной счетчика тиков. Отсчет временнЫх интервалов прекрасно работает и после «заворачивания» (переполнения) этого счетчика. Ограничение, тем не менее, есть. Оно заключается в максимальной продолжительности отсчитываемых интервалов. Оно составляет около 2млрд тиков. Если счетчик тиков увеличивается каждую миллисекунду (обычное значение), то максимальный временнОй интервал составит около 23 дней. Это ограничение является несущественным для подавляющего большинства встраиваемых систем и для отсчета продолжительных интервалов может быть решено за счет использования, например, встроенного календаря.</text:span></text:p>
        <text:p text:style-name="P5"/>
        <text:p text:style-name="P5"><text:span text:style-name="T0">Данная система таймеров может использоваться и без SaliMLib.</text:span></text:p>
        <text:p text:style-name="P5"/>
        <text:p text:style-name="P5"><text:span text:style-name="T0">С SaliMLib система таймеров добавляет функциональность отсчета времени и функций ожидания. Например, использование функции ожидания для организации мигания светодиода:</text:span></text:p>
        <text:p text:style-name="P24"><text:span text:style-name="T10"> </text:span><text:span text:style-name="T16">while</text:span><text:span text:style-name="T13">(</text:span><text:span text:style-name="T16">true</text:span><text:span text:style-name="T13">) {</text:span></text:p>
        <text:p text:style-name="P24"><text:span text:style-name="T10"> </text:span><text:s text:c="2"/><text:span text:style-name="T12">//Включить светодиод</text:span></text:p>
        <text:p text:style-name="P24"><text:span text:style-name="T10"> </text:span><text:s text:c="2"/><text:span text:style-name="T14">LedOn</text:span><text:span text:style-name="T10">();</text:span></text:p>
        <text:p text:style-name="P24"><text:span text:style-name="T10"> </text:span><text:s text:c="2"/><text:span text:style-name="T12">//Ожидать заданное время</text:span></text:p>
        <text:p text:style-name="P24"><text:span text:style-name="T10"> </text:span><text:s text:c="2"/><text:span text:style-name="T14">SaliMLib::smWaitTick</text:span><text:span text:style-name="T10">(300); </text:span><text:span text:style-name="T12">//Здесь происходит переключение </text:span></text:p>
        <text:p text:style-name="P27"><text:span text:style-name="T12"> </text:span><text:s text:c="28"/><text:span text:style-name="T12">// на исполнение других задач</text:span></text:p>
        <text:p text:style-name="P24"><text:span text:style-name="T10"> </text:span><text:s text:c="2"/><text:span text:style-name="T12">//Выключить светодиод</text:span></text:p>
        <text:p text:style-name="P24"><text:span text:style-name="T10"> </text:span><text:s text:c="2"/><text:span text:style-name="T14">LedOff</text:span><text:span text:style-name="T10">();</text:span></text:p>
        <text:p text:style-name="P24"><text:span text:style-name="T10"> </text:span><text:s text:c="2"/><text:span text:style-name="T12">//Ожидать заданное время</text:span></text:p>
        <text:p text:style-name="P24"><text:span text:style-name="T10"> </text:span><text:s text:c="2"/><text:span text:style-name="T14">SaliMLib::smWaitTick</text:span><text:span text:style-name="T10">(300); </text:span><text:span text:style-name="T12">//Здесь происходит переключение </text:span></text:p>
        <text:p text:style-name="P27"><text:span text:style-name="T12"> </text:span><text:s text:c="28"/><text:span text:style-name="T12">// на исполнение других задач</text:span></text:p>
        <text:p text:style-name="P28"><text:span text:style-name="T13">}</text:span></text:p>
        <text:p text:style-name="P5"/>
        <text:p text:style-name="P5"/>
        <text:p text:style-name="P5"><text:span text:style-name="T0">Также таймеры могут использоваться для ограничения времени ожидания событий:</text:span></text:p>
        <text:p text:style-name="P24"><text:span text:style-name="T16">void</text:span><text:span text:style-name="T13"> </text:span><text:span text:style-name="T17">f</text:span><text:span text:style-name="T10">()</text:span></text:p>
        <text:p text:style-name="P24"><text:span text:style-name="T10"> </text:span><text:span text:style-name="T10">{</text:span></text:p>
        <text:p text:style-name="P24"><text:span text:style-name="T10"> </text:span><text:span text:style-name="T12">//Создаем</text:span><text:span text:style-name="T13"> </text:span><text:span text:style-name="T12">таймер</text:span></text:p>
        <text:p text:style-name="P30"><text:span text:style-name="T10"> </text:span><text:span text:style-name="T16">int</text:span><text:span text:style-name="T13"> </text:span><text:span text:style-name="T20">localTimer</text:span><text:span text:style-name="T13"> </text:span><text:span text:style-name="T10">=</text:span><text:span text:style-name="T13"> </text:span><text:span text:style-name="T14">smFutureTime</text:span><text:span text:style-name="T10">(</text:span><text:span text:style-name="T13"> </text:span><text:span text:style-name="T21">1000</text:span><text:span text:style-name="T13"> </text:span><text:span text:style-name="T10">);</text:span></text:p>
        <text:p text:style-name="P24"><text:span text:style-name="T10"> </text:span><text:span text:style-name="T12">//Ожидаем</text:span><text:span text:style-name="T13"> </text:span><text:span text:style-name="T12">завершения</text:span><text:span text:style-name="T13"> </text:span><text:span text:style-name="T12">операции</text:span><text:span text:style-name="T13"> </text:span><text:span text:style-name="T12">или</text:span><text:span text:style-name="T13"> </text:span><text:span text:style-name="T12">истечения</text:span><text:span text:style-name="T13"> </text:span><text:span text:style-name="T12">временнОго</text:span><text:span text:style-name="T13"> </text:span><text:span text:style-name="T12">интервала</text:span></text:p>
        <text:p text:style-name="P24"><text:span text:style-name="T10"> </text:span><text:span text:style-name="T15">SaliMLib</text:span><text:span text:style-name="T10">::</text:span><text:span text:style-name="T14">smWait</text:span><text:span text:style-name="T10">&lt;</text:span><text:span text:style-name="T16">int</text:span><text:span text:style-name="T10">&gt;</text:span><text:span text:style-name="T10">(</text:span><text:span text:style-name="T13"> </text:span><text:span text:style-name="T10">&amp;</text:span><text:span text:style-name="T20">localTimer</text:span><text:span text:style-name="T10">,</text:span><text:span text:style-name="T13"> </text:span><text:span text:style-name="T10">[]</text:span><text:span text:style-name="T13"> </text:span><text:span text:style-name="T10">(</text:span><text:span text:style-name="T13"> </text:span><text:span text:style-name="T16">int</text:span><text:span text:style-name="T13"> </text:span><text:span text:style-name="T10">*</text:span><text:span text:style-name="T20">localTimerPtr</text:span><text:span text:style-name="T13"> </text:span><text:span text:style-name="T10">)</text:span><text:span text:style-name="T13"> </text:span><text:span text:style-name="T10">-</text:span><text:span text:style-name="T10">&gt;</text:span><text:span text:style-name="T13"> </text:span><text:span text:style-name="T16">bool</text:span><text:span text:style-name="T13"> </text:span><text:span text:style-name="T10">{</text:span></text:p>
        <text:p text:style-name="P24"><text:span text:style-name="T10"> </text:span><text:s text:c="2"/><text:span text:style-name="T16">return</text:span><text:span text:style-name="T13"> </text:span><text:span text:style-name="T14">smIsTimeOut</text:span><text:span text:style-name="T10">(*</text:span><text:span text:style-name="T20">localTimerPtr</text:span><text:span text:style-name="T10">)</text:span><text:span text:style-name="T13"> </text:span><text:span text:style-name="T10">||</text:span><text:span text:style-name="T13"> </text:span><text:span text:style-name="T14">isOperationComplete</text:span><text:span text:style-name="T10">();</text:span></text:p>
        <text:p text:style-name="P30"><text:span text:style-name="T10"> </text:span><text:s text:c="2"/><text:span text:style-name="T10">});</text:span></text:p>
        <text:p text:style-name="P24"><text:span text:style-name="T10"> </text:span><text:span text:style-name="T16">if</text:span><text:span text:style-name="T10">(</text:span><text:span text:style-name="T13"> </text:span><text:span text:style-name="T14">smIsTimeOut</text:span><text:span text:style-name="T10">(</text:span><text:span text:style-name="T20">localTimer</text:span><text:span text:style-name="T10">)</text:span><text:span text:style-name="T13"> </text:span><text:span text:style-name="T10">)</text:span><text:span text:style-name="T13"> </text:span><text:span text:style-name="T10">{</text:span></text:p>
        <text:p text:style-name="P24"><text:span text:style-name="T10"> </text:span><text:s text:c="2"/><text:span text:style-name="T12">//Тайм-аут</text:span><text:span text:style-name="T13"> </text:span><text:span text:style-name="T12">операции</text:span></text:p>
        <text:p text:style-name="P24"><text:span text:style-name="T10"> </text:span><text:s text:c="2"/><text:span text:style-name="T10">}</text:span></text:p>
        <text:p text:style-name="P24"><text:span text:style-name="T10"> </text:span><text:span text:style-name="T16">else</text:span><text:span text:style-name="T13"> </text:span><text:span text:style-name="T10">{</text:span></text:p>
        <text:p text:style-name="P24"><text:span text:style-name="T10"> </text:span><text:s text:c="2"/><text:span text:style-name="T12">//Успешное</text:span><text:span text:style-name="T13"> </text:span><text:span text:style-name="T12">завершение</text:span><text:span text:style-name="T13"> </text:span><text:span text:style-name="T12">операции</text:span></text:p>
        <text:p text:style-name="P24"><text:span text:style-name="T10"> </text:span><text:s text:c="2"/><text:span text:style-name="T10">}</text:span></text:p>
        <text:p text:style-name="P30"><text:span text:style-name="T10"> </text:span><text:span text:style-name="T10">}</text:span></text:p>
        <text:p text:style-name="P5"/>
        <text:p text:style-name="P5"><text:span text:style-name="T0">Вспомогательные элементы синхронизации</text:span></text:p>
        <text:p text:style-name="P5"><text:span text:style-name="T0">Мьютексы</text:span></text:p>
        <text:p text:style-name="P5"><text:span text:style-name="T0">Обычно, мьютексы используют для блокирования доступа к определенному ресурсу других задач, пока ресурс занят текущей задачей. В системах с выталкивающей многозадачностью мьютексы — это системные объекты, предоставляемые операционной системой. Такая сложность обусловлена необходимостью атомарности операций с мьютексами и непосредственным их воздействием на внутренние очереди и списки операционной системы.</text:span></text:p>
        <text:p text:style-name="P5"><text:span text:style-name="T0">В системе SaliMLib в качестве мьютекса может выступать обычная логическая переменная «связанная» с ресурсом.</text:span></text:p>
        <text:p text:style-name="P5"><text:span text:style-name="T0">Например, рассмотрим порт SPI, способный обращаться к нескольким внешним устройствам. В этом случае мьютекс может быть организован следующим образом:</text:span></text:p>
        <text:p text:style-name="P24"><text:span text:style-name="T12">//Структура</text:span><text:span text:style-name="T13"> </text:span><text:span text:style-name="T12">SPI</text:span><text:span text:style-name="T13"> </text:span><text:span text:style-name="T12">из</text:span><text:span text:style-name="T13"> </text:span><text:span text:style-name="T12">библиотеки</text:span><text:span text:style-name="T13"> </text:span><text:span text:style-name="T12">ST</text:span></text:p>
        <text:p text:style-name="P24"><text:span text:style-name="T15">SPI_HandleTypeDef</text:span><text:span text:style-name="T13"> </text:span><text:span text:style-name="T18">hspi3</text:span><text:span text:style-name="T10">;</text:span></text:p>
        <text:p text:style-name="P24"><text:span text:style-name="T12">//Переменная,</text:span><text:span text:style-name="T13"> </text:span><text:span text:style-name="T12">которая</text:span><text:span text:style-name="T13"> </text:span><text:span text:style-name="T12">отвечает</text:span><text:span text:style-name="T13"> </text:span><text:span text:style-name="T12">за</text:span><text:span text:style-name="T13"> </text:span><text:span text:style-name="T12">блокировку</text:span><text:span text:style-name="T13"> </text:span><text:span text:style-name="T12">доступа</text:span><text:span text:style-name="T13"> </text:span><text:span text:style-name="T12">к</text:span><text:span text:style-name="T13"> </text:span><text:span text:style-name="T12">порту</text:span><text:span text:style-name="T13"> </text:span><text:span text:style-name="T12">SPI3</text:span></text:p>
        <text:p text:style-name="P30"><text:span text:style-name="T16">bool</text:span><text:span text:style-name="T13"> </text:span><text:span text:style-name="T10"> </text:span><text:s text:c="12"/><text:span text:style-name="T18">spi3Busy</text:span><text:span text:style-name="T10">;</text:span></text:p>
        <text:p text:style-name="P24"><text:span text:style-name="T16">void</text:span><text:span text:style-name="T13"> </text:span><text:span text:style-name="T17">spi3Lock</text:span><text:span text:style-name="T10">()</text:span></text:p>
        <text:p text:style-name="P24"><text:span text:style-name="T10"> </text:span><text:span text:style-name="T10">{</text:span></text:p>
        <text:p text:style-name="P24"><text:span text:style-name="T10"> </text:span><text:span text:style-name="T16">if</text:span><text:span text:style-name="T13">( </text:span><text:span text:style-name="T18">spi3Busy</text:span><text:span text:style-name="T13"> )</text:span></text:p>
        <text:p text:style-name="P30"><text:span text:style-name="T10"> </text:span><text:s text:c="2"/><text:span text:style-name="T15">SaliMLib</text:span><text:span text:style-name="T10">::</text:span><text:span text:style-name="T14">smWaitBoolFalse</text:span><text:span text:style-name="T10">(</text:span><text:span text:style-name="T13"> </text:span><text:span text:style-name="T10">&amp;</text:span><text:span text:style-name="T18">spi3Busy</text:span><text:span text:style-name="T13"> </text:span><text:span text:style-name="T10">);</text:span></text:p>
        <text:p text:style-name="P24"><text:span text:style-name="T10"> </text:span><text:span text:style-name="T18">spi3Busy</text:span><text:span text:style-name="T13"> </text:span><text:span text:style-name="T10">=</text:span><text:span text:style-name="T13"> </text:span><text:span text:style-name="T16">true</text:span><text:span text:style-name="T10">;</text:span></text:p>
        <text:p text:style-name="P30"><text:span text:style-name="T10"> </text:span><text:span text:style-name="T10">}</text:span></text:p>
        <text:p text:style-name="P30"><text:span text:style-name="T16">inline</text:span><text:span text:style-name="T13"> </text:span><text:span text:style-name="T16">void</text:span><text:span text:style-name="T13"> </text:span><text:span text:style-name="T17">spi3UnLock</text:span><text:span text:style-name="T10">()</text:span><text:span text:style-name="T13"> </text:span><text:span text:style-name="T10">{</text:span><text:span text:style-name="T13"> </text:span><text:span text:style-name="T18">spi3Busy</text:span><text:span text:style-name="T13"> </text:span><text:span text:style-name="T10">=</text:span><text:span text:style-name="T13"> </text:span><text:span text:style-name="T16">false</text:span><text:span text:style-name="T10">;</text:span><text:span text:style-name="T13"> </text:span><text:span text:style-name="T10">}</text:span></text:p>
        <text:p text:style-name="P5"><text:span text:style-name="T0">Для поддержки мьютексов в SaliMLib присутствует вспомогательный класс SmMutex. Он построен на булевой переменной и его внутренняя реализация идентична представленному выше.</text:span></text:p>
        <text:p text:style-name="P29"><text:span text:style-name="T14"> </text:span><text:span text:style-name="T21">//!</text:span></text:p>
        <text:p text:style-name="P24"><text:span text:style-name="T10"> </text:span><text:span text:style-name="T21">//!</text:span><text:span text:style-name="T13"> </text:span><text:span text:style-name="T22">\brief</text:span><text:span text:style-name="T13"> </text:span><text:span text:style-name="T21">The</text:span><text:span text:style-name="T13"> </text:span><text:span text:style-name="T21">SmMutex</text:span><text:span text:style-name="T13"> </text:span><text:span text:style-name="T21">class</text:span><text:span text:style-name="T13"> </text:span><text:span text:style-name="T21">Helper</text:span><text:span text:style-name="T13"> </text:span><text:span text:style-name="T21">class</text:span><text:span text:style-name="T13"> </text:span><text:span text:style-name="T21">for</text:span><text:span text:style-name="T13"> </text:span><text:span text:style-name="T21">guard</text:span><text:span text:style-name="T13"> </text:span><text:span text:style-name="T21">some</text:span><text:span text:style-name="T13"> </text:span><text:span text:style-name="T21">resource</text:span><text:span text:style-name="T13"> </text:span><text:span text:style-name="T21">against</text:span><text:span text:style-name="T13"> </text:span><text:span text:style-name="T21">sharing</text:span></text:p>
        <text:p text:style-name="P24"><text:span text:style-name="T10"> </text:span><text:span text:style-name="T21">//!</text:span></text:p>
        <text:p text:style-name="P24"><text:span text:style-name="T10"> </text:span><text:span text:style-name="T16">class</text:span><text:span text:style-name="T13"> </text:span><text:span text:style-name="T23">SmMutex</text:span><text:span text:style-name="T13"> </text:span><text:span text:style-name="T10">{</text:span></text:p>
        <text:p text:style-name="P24"><text:span text:style-name="T10"> </text:span><text:s text:c="4"/><text:span text:style-name="T16">bool</text:span><text:span text:style-name="T13"> </text:span><text:span text:style-name="T19">mBusy</text:span><text:span text:style-name="T10">;</text:span><text:span text:style-name="T13"> </text:span><text:span text:style-name="T21">//!</text:span><text:span text:style-name="T13"> </text:span><text:span text:style-name="T21">Variable</text:span><text:span text:style-name="T13"> </text:span><text:span text:style-name="T21">to</text:span><text:span text:style-name="T13"> </text:span><text:span text:style-name="T21">indicate</text:span><text:span text:style-name="T13"> </text:span><text:span text:style-name="T21">resource</text:span><text:span text:style-name="T13"> </text:span><text:span text:style-name="T21">is</text:span><text:span text:style-name="T13"> </text:span><text:span text:style-name="T21">busy</text:span></text:p>
        <text:p text:style-name="P24"><text:span text:style-name="T10"> </text:span><text:s text:c="2"/><text:span text:style-name="T16">public</text:span><text:span text:style-name="T10">:</text:span></text:p>
        <text:p text:style-name="P24"><text:span text:style-name="T10"> </text:span><text:s text:c="4"/><text:span text:style-name="T21">//!</text:span></text:p>
        <text:p text:style-name="P24"><text:span text:style-name="T10"> </text:span><text:s text:c="4"/><text:span text:style-name="T21">//!</text:span><text:span text:style-name="T13"> </text:span><text:span text:style-name="T22">\brief</text:span><text:span text:style-name="T13"> </text:span><text:span text:style-name="T21">SmMutex</text:span><text:span text:style-name="T13"> </text:span><text:span text:style-name="T21">Construct</text:span><text:span text:style-name="T13"> </text:span><text:span text:style-name="T21">initialy</text:span><text:span text:style-name="T13"> </text:span><text:span text:style-name="T21">not</text:span><text:span text:style-name="T13"> </text:span><text:span text:style-name="T21">busy</text:span><text:span text:style-name="T13"> </text:span><text:span text:style-name="T21">resource</text:span></text:p>
        <text:p text:style-name="P24"><text:span text:style-name="T10"> </text:span><text:s text:c="4"/><text:span text:style-name="T21">//!</text:span></text:p>
        <text:p text:style-name="P30"><text:span text:style-name="T10"> </text:span><text:s text:c="4"/><text:span text:style-name="T17">SmMutex</text:span><text:span text:style-name="T10">()</text:span><text:span text:style-name="T13"> </text:span><text:span text:style-name="T10">:</text:span><text:span text:style-name="T13"> </text:span><text:span text:style-name="T19">mBusy</text:span><text:span text:style-name="T10">(</text:span><text:span text:style-name="T16">false</text:span><text:span text:style-name="T10">)</text:span><text:span text:style-name="T13"> </text:span><text:span text:style-name="T10">{}</text:span></text:p>
        <text:p text:style-name="P24"><text:span text:style-name="T10"> </text:span><text:s text:c="4"/><text:span text:style-name="T21">//!</text:span></text:p>
        <text:p text:style-name="P24"><text:span text:style-name="T10"> </text:span><text:s text:c="4"/><text:span text:style-name="T21">//!</text:span><text:span text:style-name="T13"> </text:span><text:span text:style-name="T22">\brief</text:span><text:span text:style-name="T13"> </text:span><text:span text:style-name="T21">isLocked</text:span><text:span text:style-name="T13"> </text:span><text:span text:style-name="T21">Check</text:span><text:span text:style-name="T13"> </text:span><text:span text:style-name="T21">if</text:span><text:span text:style-name="T13"> </text:span><text:span text:style-name="T21">resource</text:span><text:span text:style-name="T13"> </text:span><text:span text:style-name="T21">is</text:span><text:span text:style-name="T13"> </text:span><text:span text:style-name="T21">busy</text:span></text:p>
        <text:p text:style-name="P24"><text:span text:style-name="T10"> </text:span><text:s text:c="4"/><text:span text:style-name="T21">//!</text:span><text:span text:style-name="T13"> </text:span><text:span text:style-name="T22">\return</text:span><text:span text:style-name="T13"> </text:span><text:span text:style-name="T10"> </text:span><text:s text:c="7"/><text:span text:style-name="T21">true</text:span><text:span text:style-name="T13"> </text:span><text:span text:style-name="T21">when</text:span><text:span text:style-name="T13"> </text:span><text:span text:style-name="T21">resource</text:span><text:span text:style-name="T13"> </text:span><text:span text:style-name="T21">is</text:span><text:span text:style-name="T13"> </text:span><text:span text:style-name="T21">busy</text:span></text:p>
        <text:p text:style-name="P24"><text:span text:style-name="T10"> </text:span><text:s text:c="4"/><text:span text:style-name="T21">//!</text:span></text:p>
        <text:p text:style-name="P30"><text:span text:style-name="T10"> </text:span><text:s text:c="4"/><text:span text:style-name="T16">bool</text:span><text:span text:style-name="T13"> </text:span><text:span text:style-name="T17">isLocked</text:span><text:span text:style-name="T10">()</text:span><text:span text:style-name="T13"> </text:span><text:span text:style-name="T16">const</text:span><text:span text:style-name="T13"> </text:span><text:span text:style-name="T10">{</text:span><text:span text:style-name="T13"> </text:span><text:span text:style-name="T16">return</text:span><text:span text:style-name="T13"> </text:span><text:span text:style-name="T19">mBusy</text:span><text:span text:style-name="T10">;</text:span><text:span text:style-name="T13"> </text:span><text:span text:style-name="T10">}</text:span></text:p>
        <text:p text:style-name="P24"><text:span text:style-name="T10"> </text:span><text:s text:c="4"/><text:span text:style-name="T21">//!</text:span></text:p>
        <text:p text:style-name="P24"><text:span text:style-name="T10"> </text:span><text:s text:c="4"/><text:span text:style-name="T21">//!</text:span><text:span text:style-name="T13"> </text:span><text:span text:style-name="T22">\brief</text:span><text:span text:style-name="T13"> </text:span><text:span text:style-name="T21">lock</text:span><text:span text:style-name="T13"> </text:span><text:span text:style-name="T21">Try</text:span><text:span text:style-name="T13"> </text:span><text:span text:style-name="T21">lock</text:span><text:span text:style-name="T13"> </text:span><text:span text:style-name="T21">resource.</text:span><text:span text:style-name="T13"> </text:span><text:span text:style-name="T21">If</text:span><text:span text:style-name="T13"> </text:span><text:span text:style-name="T21">resource</text:span><text:span text:style-name="T13"> </text:span><text:span text:style-name="T21">is</text:span><text:span text:style-name="T13"> </text:span><text:span text:style-name="T21">busy</text:span><text:span text:style-name="T13"> </text:span><text:span text:style-name="T21">then</text:span><text:span text:style-name="T13"> </text:span><text:span text:style-name="T21">it</text:span><text:span text:style-name="T13"> </text:span><text:span text:style-name="T21">wait</text:span><text:span text:style-name="T13"> </text:span><text:span text:style-name="T21">until</text:span><text:span text:style-name="T13"> </text:span><text:span text:style-name="T21">it</text:span><text:span text:style-name="T13"> </text:span><text:span text:style-name="T21">will</text:span><text:span text:style-name="T13"> </text:span><text:span text:style-name="T21">be</text:span><text:span text:style-name="T13"> </text:span><text:span text:style-name="T21">free.</text:span></text:p>
        <text:p text:style-name="P24"><text:span text:style-name="T10"> </text:span><text:s text:c="4"/><text:span text:style-name="T21">//!</text:span><text:span text:style-name="T13"> </text:span><text:span text:style-name="T10"> </text:span><text:s text:c="11"/><text:span text:style-name="T21">If</text:span><text:span text:style-name="T13"> </text:span><text:span text:style-name="T21">resource</text:span><text:span text:style-name="T13"> </text:span><text:span text:style-name="T21">is</text:span><text:span text:style-name="T13"> </text:span><text:span text:style-name="T21">free</text:span><text:span text:style-name="T13"> </text:span><text:span text:style-name="T21">it</text:span><text:span text:style-name="T13"> </text:span><text:span text:style-name="T21">locked</text:span></text:p>
        <text:p text:style-name="P24"><text:span text:style-name="T10"> </text:span><text:s text:c="4"/><text:span text:style-name="T21">//!</text:span></text:p>
        <text:p text:style-name="P24"><text:span text:style-name="T10"> </text:span><text:s text:c="4"/><text:span text:style-name="T16">void</text:span><text:span text:style-name="T13"> </text:span><text:span text:style-name="T17">lock</text:span><text:span text:style-name="T10">()</text:span><text:span text:style-name="T13"> </text:span><text:span text:style-name="T10">{</text:span></text:p>
        <text:p text:style-name="P24"><text:span text:style-name="T10"> </text:span><text:s text:c="6"/><text:span text:style-name="T16">if</text:span><text:span text:style-name="T10">(</text:span><text:span text:style-name="T13"> </text:span><text:span text:style-name="T19">mBusy</text:span><text:span text:style-name="T13"> </text:span><text:span text:style-name="T10">)</text:span></text:p>
        <text:p text:style-name="P24"><text:span text:style-name="T10"> </text:span><text:s text:c="8"/><text:span text:style-name="T14">smWaitBoolFalse</text:span><text:span text:style-name="T10">(</text:span><text:span text:style-name="T13"> </text:span><text:span text:style-name="T10">&amp;</text:span><text:span text:style-name="T19">mBusy</text:span><text:span text:style-name="T13"> </text:span><text:span text:style-name="T10">);</text:span></text:p>
        <text:p text:style-name="P24"><text:span text:style-name="T10"> </text:span><text:s text:c="6"/><text:span text:style-name="T19">mBusy</text:span><text:span text:style-name="T13"> </text:span><text:span text:style-name="T10">=</text:span><text:span text:style-name="T13"> </text:span><text:span text:style-name="T16">true</text:span><text:span text:style-name="T10">;</text:span></text:p>
        <text:p text:style-name="P30"><text:span text:style-name="T10"> </text:span><text:s text:c="6"/><text:span text:style-name="T10">}</text:span></text:p>
        <text:p text:style-name="P24"><text:span text:style-name="T10"> </text:span><text:s text:c="4"/><text:span text:style-name="T21">//!</text:span></text:p>
        <text:p text:style-name="P24"><text:span text:style-name="T10"> </text:span><text:s text:c="4"/><text:span text:style-name="T21">//!</text:span><text:span text:style-name="T13"> </text:span><text:span text:style-name="T22">\brief</text:span><text:span text:style-name="T13"> </text:span><text:span text:style-name="T21">unlock</text:span><text:span text:style-name="T13"> </text:span><text:span text:style-name="T21">Unlocks</text:span><text:span text:style-name="T13"> </text:span><text:span text:style-name="T21">resource</text:span></text:p>
        <text:p text:style-name="P24"><text:span text:style-name="T10"> </text:span><text:s text:c="4"/><text:span text:style-name="T21">//!</text:span></text:p>
        <text:p text:style-name="P24"><text:span text:style-name="T10"> </text:span><text:s text:c="4"/><text:span text:style-name="T16">void</text:span><text:span text:style-name="T13"> </text:span><text:span text:style-name="T17">unlock</text:span><text:span text:style-name="T10">()</text:span><text:span text:style-name="T13"> </text:span><text:span text:style-name="T10">{</text:span><text:span text:style-name="T13"> </text:span><text:span text:style-name="T19">mBusy</text:span><text:span text:style-name="T13"> </text:span><text:span text:style-name="T10">=</text:span><text:span text:style-name="T13"> </text:span><text:span text:style-name="T16">false</text:span><text:span text:style-name="T10">;</text:span><text:span text:style-name="T13"> </text:span><text:span text:style-name="T10">}</text:span></text:p>
        <text:p text:style-name="P30"><text:span text:style-name="T10"> </text:span><text:s text:c="2"/><text:span text:style-name="T10">};</text:span></text:p>
        <text:p text:style-name="P26"/>
        <text:p text:style-name="P5"><text:span text:style-name="T0">С использованием класса SmMutex приведенный выше фрагмент будет выглядеть следующим образом:</text:span></text:p>
        <text:p text:style-name="P5"/>
        <text:p text:style-name="P24"><text:span text:style-name="T12">//Структура</text:span><text:span text:style-name="T13"> </text:span><text:span text:style-name="T12">SPI</text:span><text:span text:style-name="T13"> </text:span><text:span text:style-name="T12">из</text:span><text:span text:style-name="T13"> </text:span><text:span text:style-name="T12">библиотеки</text:span><text:span text:style-name="T13"> </text:span><text:span text:style-name="T12">ST</text:span></text:p>
        <text:p text:style-name="P24"><text:span text:style-name="T15">SPI_HandleTypeDef</text:span><text:span text:style-name="T13"> </text:span><text:span text:style-name="T18">hspi3</text:span><text:span text:style-name="T10">;</text:span></text:p>
        <text:p text:style-name="P24"><text:span text:style-name="T12">//Мьютекс,</text:span><text:span text:style-name="T13"> </text:span><text:span text:style-name="T12">который</text:span><text:span text:style-name="T13"> </text:span><text:span text:style-name="T12">отвечает</text:span><text:span text:style-name="T13"> </text:span><text:span text:style-name="T12">за</text:span><text:span text:style-name="T13"> </text:span><text:span text:style-name="T12">блокировку</text:span><text:span text:style-name="T13"> </text:span><text:span text:style-name="T12">доступа</text:span><text:span text:style-name="T13"> </text:span><text:span text:style-name="T12">к</text:span><text:span text:style-name="T13"> </text:span><text:span text:style-name="T12">порту</text:span><text:span text:style-name="T13"> </text:span><text:span text:style-name="T12">SPI3</text:span></text:p>
        <text:p text:style-name="P30"><text:span text:style-name="T15">SaliMLib</text:span><text:span text:style-name="T10">::S</text:span><text:span text:style-name="T15">mMutex</text:span><text:span text:style-name="T13"> </text:span><text:span text:style-name="T10"> </text:span><text:span text:style-name="T18">spi3Mutex</text:span><text:span text:style-name="T10">;</text:span></text:p>
        <text:p text:style-name="P5"/>
        <text:p text:style-name="P24"><text:span text:style-name="T16">void</text:span><text:span text:style-name="T13"> </text:span><text:span text:style-name="T17">f</text:span><text:span text:style-name="T10">()</text:span></text:p>
        <text:p text:style-name="P24"><text:span text:style-name="T10"> </text:span><text:span text:style-name="T10">{</text:span></text:p>
        <text:p text:style-name="P24"><text:span text:style-name="T10"> </text:span><text:span text:style-name="T12">//Занимаем</text:span><text:span text:style-name="T13"> </text:span><text:span text:style-name="T12">ресурс</text:span></text:p>
        <text:p text:style-name="P30"><text:span text:style-name="T10"> </text:span><text:span text:style-name="T18">spi3Mutex</text:span><text:span text:style-name="T10">.</text:span><text:span text:style-name="T14">lock</text:span><text:span text:style-name="T10">();</text:span></text:p>
        <text:p text:style-name="P24"><text:span text:style-name="T10"> </text:span><text:span text:style-name="T12">//Освобождаем</text:span><text:span text:style-name="T13"> </text:span><text:span text:style-name="T12">ресурс</text:span></text:p>
        <text:p text:style-name="P24"><text:span text:style-name="T10"> </text:span><text:span text:style-name="T18">spi3Mutex</text:span><text:span text:style-name="T10">.</text:span><text:span text:style-name="T14">unlock</text:span><text:span text:style-name="T10">();</text:span></text:p>
        <text:p text:style-name="P30"><text:span text:style-name="T10"> </text:span><text:span text:style-name="T10">}</text:span></text:p>
        <text:p text:style-name="P5"/>
        <text:p text:style-name="P5"/>
        <text:p text:style-name="P5"><text:span text:style-name="T0">Чтобы не запутаться с количеством блокировок и разблокировок, количество которых должно быть строго одинаковым, SaliMLib предоставляет традиционный в таких случаях вспомогательный класс SmMutexLocker. Этот объект используют в качестве локальной переменной функции. При создании объекта этого класса ресурс автоматически блокируется, а при автоматическом удалении объекта происходит автоматическое освобождение ресурса.</text:span></text:p>
        <text:p text:style-name="P24"><text:span text:style-name="T16">void</text:span><text:span text:style-name="T13"> </text:span><text:span text:style-name="T17">f</text:span><text:span text:style-name="T10">()</text:span></text:p>
        <text:p text:style-name="P24"><text:span text:style-name="T10"> </text:span><text:span text:style-name="T10">{</text:span></text:p>
        <text:p text:style-name="P24"><text:span text:style-name="T10"> </text:span><text:span text:style-name="T12">//Занимаем</text:span><text:span text:style-name="T13"> </text:span><text:span text:style-name="T12">ресурс</text:span></text:p>
        <text:p text:style-name="P30"><text:span text:style-name="T10"> </text:span><text:span text:style-name="T15">SaliMLib</text:span><text:span text:style-name="T10">::</text:span><text:span text:style-name="T15">SmMutexLocker</text:span><text:span text:style-name="T13"> </text:span><text:span text:style-name="T20">locker</text:span><text:span text:style-name="T10">(</text:span><text:span text:style-name="T10">&amp;</text:span><text:span text:style-name="T18">spi3Mutex</text:span><text:span text:style-name="T10">);</text:span></text:p>
        <text:p text:style-name="P24"><text:span text:style-name="T10"> </text:span><text:span text:style-name="T12">//При</text:span><text:span text:style-name="T13"> </text:span><text:span text:style-name="T12">возврате</text:span><text:span text:style-name="T13"> </text:span><text:span text:style-name="T12">из</text:span><text:span text:style-name="T13"> </text:span><text:span text:style-name="T12">функции</text:span><text:span text:style-name="T13"> </text:span><text:span text:style-name="T12">объект</text:span><text:span text:style-name="T13"> </text:span><text:span text:style-name="T12">locker</text:span><text:span text:style-name="T13"> </text:span><text:span text:style-name="T12">будет</text:span><text:span text:style-name="T13"> </text:span><text:span text:style-name="T12">автоматически</text:span><text:span text:style-name="T13"> </text:span><text:span text:style-name="T12">удален,</text:span></text:p>
        <text:p text:style-name="P24"><text:span text:style-name="T10"> </text:span><text:span text:style-name="T12">//при</text:span><text:span text:style-name="T13"> </text:span><text:span text:style-name="T12">этом</text:span><text:span text:style-name="T13"> </text:span><text:span text:style-name="T12">произойдет</text:span><text:span text:style-name="T13"> </text:span><text:span text:style-name="T12">разблокирование</text:span><text:span text:style-name="T13"> </text:span><text:span text:style-name="T12">ресурса</text:span></text:p>
        <text:p text:style-name="P30"><text:span text:style-name="T10"> </text:span><text:span text:style-name="T10">}</text:span></text:p>
        <text:p text:style-name="P5"/>
        <text:p text:style-name="P5"><text:span text:style-name="T0">Семафоры</text:span></text:p>
        <text:p text:style-name="P5"><text:span text:style-name="T0">Некоторые ресурсы подразумевают множественный, но ограниченный доступ. В этом случае обычно используют семафоры, которые работают аналогично мьютексам, но поддерживают еще счетчик доступных ресурсов. Как только счетчик доступных ресурсов уменьшится до нуля доступ к ресурсу блокируется. Система SaliMLib предоставляет два класса для работы с семафорами: SmSemaphor и SmSemaphorLocker. Их функциональность аналогична соответствующим классам SmMutex.</text:span></text:p>
        <text:p text:style-name="P5"><text:span text:style-name="T0">Хотя система и имеет реализацию семафора, его использование в программах крайне незначительно, по причине возможности прямого контроля ресурсов. Например, семафор может отражать количество доступных элементов в очереди. В этом случае добавление элементов будет выглядеть следующим образом:</text:span></text:p>
        <text:p text:style-name="P24"><text:span text:style-name="T16">using</text:span><text:span text:style-name="T13"> </text:span><text:span text:style-name="T15">QueueChar100</text:span><text:span text:style-name="T13"> </text:span><text:span text:style-name="T10">=</text:span><text:span text:style-name="T13"> </text:span><text:span text:style-name="T15">SaliMLib</text:span><text:span text:style-name="T10">::</text:span><text:span text:style-name="T15">SmFixedQueue</text:span><text:span text:style-name="T10">&lt;</text:span><text:span text:style-name="T16">char</text:span><text:span text:style-name="T10">,</text:span><text:span text:style-name="T21">100</text:span><text:span text:style-name="T10">&gt;</text:span><text:span text:style-name="T10">;</text:span></text:p>
        <text:p text:style-name="P32"/>
        <text:p text:style-name="P30"><text:span text:style-name="T15">QueueChar100</text:span><text:span text:style-name="T13"> </text:span><text:span text:style-name="T18">queue</text:span><text:span text:style-name="T10">;</text:span></text:p>
        <text:p text:style-name="P24"><text:span text:style-name="T16">void</text:span><text:span text:style-name="T13"> </text:span><text:span text:style-name="T17">f</text:span><text:span text:style-name="T10">()</text:span></text:p>
        <text:p text:style-name="P30"><text:span text:style-name="T10"> </text:span><text:span text:style-name="T10">{</text:span></text:p>
        <text:p text:style-name="P24"><text:span text:style-name="T10"> </text:span><text:span text:style-name="T12">//Предположим,</text:span><text:span text:style-name="T13"> </text:span><text:span text:style-name="T12">мы</text:span><text:span text:style-name="T13"> </text:span><text:span text:style-name="T12">хотим</text:span><text:span text:style-name="T13"> </text:span><text:span text:style-name="T12">добавить</text:span><text:span text:style-name="T13"> </text:span><text:span text:style-name="T12">элемент</text:span><text:span text:style-name="T13"> </text:span><text:span text:style-name="T12">в</text:span><text:span text:style-name="T13"> </text:span><text:span text:style-name="T12">очередь</text:span></text:p>
        <text:p text:style-name="P24"><text:span text:style-name="T10"> </text:span><text:span text:style-name="T12">//Сначала</text:span><text:span text:style-name="T13"> </text:span><text:span text:style-name="T12">мы</text:span><text:span text:style-name="T13"> </text:span><text:span text:style-name="T12">проверяем</text:span><text:span text:style-name="T13"> </text:span><text:span text:style-name="T12">наличие</text:span><text:span text:style-name="T13"> </text:span><text:span text:style-name="T12">свободного</text:span><text:span text:style-name="T13"> </text:span><text:span text:style-name="T12">места</text:span><text:span text:style-name="T13"> </text:span><text:span text:style-name="T12">в</text:span><text:span text:style-name="T13"> </text:span><text:span text:style-name="T12">очереди</text:span></text:p>
        <text:p text:style-name="P24"><text:span text:style-name="T10"> </text:span><text:span text:style-name="T16">if</text:span><text:span text:style-name="T10">(</text:span><text:span text:style-name="T13"> </text:span><text:span text:style-name="T18">queue</text:span><text:span text:style-name="T10">.</text:span><text:span text:style-name="T14">emptyCount</text:span><text:span text:style-name="T10">()</text:span><text:span text:style-name="T13"> </text:span><text:span text:style-name="T10">==</text:span><text:span text:style-name="T13"> </text:span><text:span text:style-name="T21">0</text:span><text:span text:style-name="T13"> </text:span><text:span text:style-name="T10">)</text:span></text:p>
        <text:p text:style-name="P24"><text:span text:style-name="T10"> </text:span><text:s text:c="2"/><text:span text:style-name="T12">//Свободных</text:span><text:span text:style-name="T13"> </text:span><text:span text:style-name="T12">мест</text:span><text:span text:style-name="T13"> </text:span><text:span text:style-name="T12">нету,</text:span><text:span text:style-name="T13"> </text:span><text:span text:style-name="T12">ждем</text:span><text:span text:style-name="T13"> </text:span><text:span text:style-name="T12">когда</text:span><text:span text:style-name="T13"> </text:span><text:span text:style-name="T12">появятся</text:span></text:p>
        <text:p text:style-name="P24"><text:span text:style-name="T10"> </text:span><text:s text:c="2"/><text:span text:style-name="T15">SaliMLib</text:span><text:span text:style-name="T10">::</text:span><text:span text:style-name="T14">smWait</text:span><text:span text:style-name="T10">&lt;</text:span><text:span text:style-name="T15">QueueChar100</text:span><text:span text:style-name="T10">&gt;</text:span><text:span text:style-name="T10">(</text:span><text:span text:style-name="T13"> </text:span><text:span text:style-name="T10">&amp;</text:span><text:span text:style-name="T18">queue</text:span><text:span text:style-name="T10">,</text:span><text:span text:style-name="T13"> </text:span><text:span text:style-name="T10">[]</text:span><text:span text:style-name="T13"> </text:span><text:span text:style-name="T10">(</text:span><text:span text:style-name="T13"> </text:span><text:span text:style-name="T15">QueueChar100</text:span><text:span text:style-name="T13"> </text:span><text:span text:style-name="T10">*</text:span><text:span text:style-name="T20">q</text:span><text:span text:style-name="T13"> </text:span><text:span text:style-name="T10">)</text:span><text:span text:style-name="T13"> </text:span><text:span text:style-name="T10">-</text:span><text:span text:style-name="T10">&gt;</text:span><text:span text:style-name="T13"> </text:span><text:span text:style-name="T16">bool</text:span><text:span text:style-name="T13"> </text:span><text:span text:style-name="T10">{</text:span><text:span text:style-name="T13"> </text:span><text:span text:style-name="T16">return</text:span><text:span text:style-name="T13"> </text:span><text:span text:style-name="T20">q</text:span><text:span text:style-name="T10">-</text:span><text:span text:style-name="T10">&gt;</text:span><text:span text:style-name="T14">emptyCount</text:span><text:span text:style-name="T10">()</text:span><text:span text:style-name="T13"> </text:span><text:span text:style-name="T10">!=</text:span><text:span text:style-name="T13"> </text:span><text:span text:style-name="T21">0</text:span><text:span text:style-name="T10">;</text:span><text:span text:style-name="T13"> </text:span><text:span text:style-name="T10">}</text:span><text:span text:style-name="T13"> </text:span><text:span text:style-name="T10">);</text:span></text:p>
        <text:p text:style-name="P24"><text:span text:style-name="T10"> </text:span><text:span text:style-name="T12">//Добавляем</text:span><text:span text:style-name="T13"> </text:span><text:span text:style-name="T12">элемент</text:span></text:p>
        <text:p text:style-name="P24"><text:span text:style-name="T10"> </text:span><text:span text:style-name="T18">queue</text:span><text:span text:style-name="T10">.</text:span><text:span text:style-name="T14">enque</text:span><text:span text:style-name="T10">(</text:span><text:span text:style-name="T13"> </text:span><text:span text:style-name="T12">'</text:span><text:span text:style-name="T12">A</text:span><text:span text:style-name="T12">'</text:span><text:span text:style-name="T13"> </text:span><text:span text:style-name="T10">);</text:span></text:p>
        <text:p text:style-name="P30"><text:span text:style-name="T10"> </text:span><text:span text:style-name="T10">}</text:span></text:p>
        <text:p text:style-name="P5"/>
        <text:p text:style-name="P5"/>
        <text:p text:style-name="P5"/>
        <text:p text:style-name="P5"><text:span text:style-name="T0">В данном примере показана очередь из состава SaliMLib, но указанный алгоритм будет прекрасно работать для любых других реализаций, включая стандартные библиотеки. </text:span></text:p>
        <text:p text:style-name="P5"/>
        <text:p text:style-name="P5"/>
        <text:p text:style-name="P5"/>
        <text:p text:style-name="P5"><text:span text:style-name="T0">Контейнеры фиксированного размера</text:span></text:p>
        <text:p text:style-name="P5"><text:span text:style-name="T0">Для встраиваемых систем часто стараются исключать использование кучи. Это обусловлено непредсказуемостью поведения системы выделения памяти в условиях ограниченной памяти. Например, объем памяти может быть вполне достаточным, но из-за фрагментации операция выделения памяти может завершиться неудачей. Поэтому SaliMLib предлагает несколько шаблонов для организации типовых контейнеров фиксированного размера. Особенностью реализации является то, что в операции добавления и извлечения уже встроены функции ожидания (для операций добавления ожидается наличие свободного места, а для операций извлечения — ожидается наличие элементов).</text:span></text:p>
        <text:p text:style-name="P5"><text:span text:style-name="T0">Наиболее широко применяемым контейнером во встраиваемых системах является очередь. Поддержка очередей в SaliMLib осуществляется с помощью шаблона SmFixedQueue. Помимо традиционных операций извлечения и удаления очередь предоставляет доступ к максимальному непрерывному участку. Этот доступ удобно использовать для реализации алгоритмов отправки блоков данных.</text:span></text:p>
        <text:p text:style-name="P5"/>
        <text:p text:style-name="P24"><text:span text:style-name="T12">//Структура</text:span><text:span text:style-name="T13"> </text:span><text:span text:style-name="T12">UART</text:span><text:span text:style-name="T13"> </text:span><text:span text:style-name="T12">из</text:span><text:span text:style-name="T13"> </text:span><text:span text:style-name="T12">библиотеки</text:span><text:span text:style-name="T13"> </text:span><text:span text:style-name="T12">ST</text:span></text:p>
        <text:p text:style-name="P30"><text:span text:style-name="T15">UART_HandleTypeDef</text:span><text:span text:style-name="T13"> </text:span><text:span text:style-name="T18">huart3</text:span><text:span text:style-name="T10">;</text:span></text:p>
        <text:p text:style-name="P30"><text:span text:style-name="T16">using</text:span><text:span text:style-name="T13"> </text:span><text:span text:style-name="T15">QueueChar1000</text:span><text:span text:style-name="T13"> </text:span><text:span text:style-name="T10">=</text:span><text:span text:style-name="T13"> </text:span><text:span text:style-name="T15">SaliMLib</text:span><text:span text:style-name="T10">::</text:span><text:span text:style-name="T15">SmFixedQueue</text:span><text:span text:style-name="T10">&lt;</text:span><text:span text:style-name="T16">char</text:span><text:span text:style-name="T10">,</text:span><text:span text:style-name="T21">1000</text:span><text:span text:style-name="T10">&gt;</text:span><text:span text:style-name="T10">;</text:span></text:p>
        <text:p text:style-name="P30"><text:span text:style-name="T15">QueueChar1000</text:span><text:span text:style-name="T13"> </text:span><text:span text:style-name="T18">uartQueue</text:span><text:span text:style-name="T10">;</text:span></text:p>
        <text:p text:style-name="P24"><text:span text:style-name="T12">//Задача</text:span><text:span text:style-name="T13"> </text:span><text:span text:style-name="T12">передачи</text:span><text:span text:style-name="T13"> </text:span><text:span text:style-name="T12">символов</text:span><text:span text:style-name="T13"> </text:span><text:span text:style-name="T12">из</text:span><text:span text:style-name="T13"> </text:span><text:span text:style-name="T12">очереди</text:span><text:span text:style-name="T13"> </text:span><text:span text:style-name="T12">блоками</text:span><text:span text:style-name="T13"> </text:span><text:span text:style-name="T12">с</text:span><text:span text:style-name="T13"> </text:span><text:span text:style-name="T12">использованием</text:span><text:span text:style-name="T13"> </text:span><text:span text:style-name="T12">DMA</text:span></text:p>
        <text:p text:style-name="P24"><text:span text:style-name="T16">void</text:span><text:span text:style-name="T13"> </text:span><text:span text:style-name="T17">uartSenderTask</text:span><text:span text:style-name="T10">(</text:span><text:span text:style-name="T13"> </text:span><text:span text:style-name="T16">void</text:span><text:span text:style-name="T10">*</text:span><text:span text:style-name="T13"> </text:span><text:span text:style-name="T10">)</text:span></text:p>
        <text:p text:style-name="P30"><text:span text:style-name="T10"> </text:span><text:span text:style-name="T10">{</text:span></text:p>
        <text:p text:style-name="P24"><text:span text:style-name="T10"> </text:span><text:span text:style-name="T16">while</text:span><text:span text:style-name="T10">(</text:span><text:span text:style-name="T16">true</text:span><text:span text:style-name="T10">)</text:span><text:span text:style-name="T13"> </text:span><text:span text:style-name="T10">{</text:span></text:p>
        <text:p text:style-name="P24"><text:span text:style-name="T10"> </text:span><text:s text:c="2"/><text:span text:style-name="T12">//Ожидаем</text:span><text:span text:style-name="T13"> </text:span><text:span text:style-name="T12">наличия</text:span><text:span text:style-name="T13"> </text:span><text:span text:style-name="T12">символов</text:span><text:span text:style-name="T13"> </text:span><text:span text:style-name="T12">в</text:span><text:span text:style-name="T13"> </text:span><text:span text:style-name="T12">очереди</text:span></text:p>
        <text:p text:style-name="P30"><text:span text:style-name="T10"> </text:span><text:s text:c="2"/><text:span text:style-name="T18">uartQueue</text:span><text:span text:style-name="T10">.</text:span><text:span text:style-name="T14">waitContinueItem</text:span><text:span text:style-name="T10">();</text:span></text:p>
        <text:p text:style-name="P24"><text:span text:style-name="T10"> </text:span><text:s text:c="2"/><text:span text:style-name="T16">int</text:span><text:span text:style-name="T13"> </text:span><text:span text:style-name="T20">count</text:span><text:span text:style-name="T13"> </text:span><text:span text:style-name="T10">=</text:span><text:span text:style-name="T13"> </text:span><text:span text:style-name="T18">uartQueue</text:span><text:span text:style-name="T10">.</text:span><text:span text:style-name="T14">continueCount</text:span><text:span text:style-name="T10">();</text:span></text:p>
        <text:p text:style-name="P24"><text:span text:style-name="T10"> </text:span><text:s text:c="2"/><text:span text:style-name="T12">//Инициировать</text:span><text:span text:style-name="T13"> </text:span><text:span text:style-name="T12">обмен</text:span><text:span text:style-name="T13"> </text:span><text:span text:style-name="T12">по</text:span><text:span text:style-name="T13"> </text:span><text:span text:style-name="T12">dma</text:span></text:p>
        <text:p text:style-name="P30"><text:span text:style-name="T10"> </text:span><text:s text:c="2"/><text:span text:style-name="T14">HAL_UART_Transmit_DMA</text:span><text:span text:style-name="T10">(</text:span><text:span text:style-name="T13"> </text:span><text:span text:style-name="T10">&amp;</text:span><text:span text:style-name="T18">huart3</text:span><text:span text:style-name="T10">,</text:span><text:span text:style-name="T13"> </text:span><text:span text:style-name="T10">(</text:span><text:span text:style-name="T15">uint8_t</text:span><text:span text:style-name="T10">*)</text:span><text:span text:style-name="T13"> </text:span><text:span text:style-name="T18">uartQueue</text:span><text:span text:style-name="T10">.</text:span><text:span text:style-name="T14">continueBuffer</text:span><text:span text:style-name="T10">(),</text:span><text:span text:style-name="T13"> </text:span><text:span text:style-name="T20">count</text:span><text:span text:style-name="T13"> </text:span><text:span text:style-name="T10">);</text:span></text:p>
        <text:p text:style-name="P24"><text:span text:style-name="T10"> </text:span><text:s text:c="2"/><text:span text:style-name="T12">//Ожидать</text:span><text:span text:style-name="T13"> </text:span><text:span text:style-name="T12">завершение</text:span><text:span text:style-name="T13"> </text:span><text:span text:style-name="T12">обмена</text:span></text:p>
        <text:p text:style-name="P30"><text:span text:style-name="T10"> </text:span><text:s text:c="2"/><text:span text:style-name="T15">SaliMLib</text:span><text:span text:style-name="T10">::</text:span><text:span text:style-name="T14">smWait</text:span><text:span text:style-name="T10">&lt;</text:span><text:span text:style-name="T15">UART_HandleTypeDef</text:span><text:span text:style-name="T10">&gt;</text:span><text:span text:style-name="T10">(</text:span><text:span text:style-name="T13"> </text:span><text:span text:style-name="T10">&amp;</text:span><text:span text:style-name="T18">huart3</text:span><text:span text:style-name="T10">,</text:span><text:span text:style-name="T13"> </text:span><text:span text:style-name="T10">[]</text:span><text:span text:style-name="T13"> </text:span><text:span text:style-name="T10">(</text:span><text:span text:style-name="T13"> </text:span><text:span text:style-name="T15">UART_HandleTypeDef</text:span><text:span text:style-name="T13"> </text:span><text:span text:style-name="T10">*</text:span><text:span text:style-name="T20">huart</text:span><text:span text:style-name="T13"> </text:span><text:span text:style-name="T10">)</text:span><text:span text:style-name="T13"> </text:span><text:span text:style-name="T10">-</text:span><text:span text:style-name="T10">&gt;</text:span><text:span text:style-name="T13"> </text:span><text:span text:style-name="T16">bool</text:span><text:span text:style-name="T13"> </text:span><text:span text:style-name="T10">{</text:span><text:span text:style-name="T13"> </text:span><text:span text:style-name="T16">return</text:span><text:span text:style-name="T13"> </text:span><text:span text:style-name="T14">HAL_UART_GetState</text:span><text:span text:style-name="T10">(</text:span><text:span text:style-name="T20">huart</text:span><text:span text:style-name="T10">)</text:span><text:span text:style-name="T13"> </text:span><text:span text:style-name="T10">==</text:span><text:span text:style-name="T13"> </text:span><text:span text:style-name="T15">HAL_UART_STATE_READY</text:span><text:span text:style-name="T10">;</text:span><text:span text:style-name="T13"> </text:span><text:span text:style-name="T10">});</text:span></text:p>
        <text:p text:style-name="P24"><text:span text:style-name="T10"> </text:span><text:s text:c="2"/><text:span text:style-name="T12">//Обмен</text:span><text:span text:style-name="T13"> </text:span><text:span text:style-name="T12">завершен,</text:span><text:span text:style-name="T13"> </text:span><text:span text:style-name="T12">убрать</text:span><text:span text:style-name="T13"> </text:span><text:span text:style-name="T12">переданные</text:span><text:span text:style-name="T13"> </text:span><text:span text:style-name="T12">символы</text:span><text:span text:style-name="T13"> </text:span><text:span text:style-name="T12">из</text:span><text:span text:style-name="T13"> </text:span><text:span text:style-name="T12">очереди</text:span></text:p>
        <text:p text:style-name="P24"><text:span text:style-name="T10"> </text:span><text:s text:c="2"/><text:span text:style-name="T18">uartQueue</text:span><text:span text:style-name="T10">.</text:span><text:span text:style-name="T14">continueDeque</text:span><text:span text:style-name="T10">(</text:span><text:span text:style-name="T20">count</text:span><text:span text:style-name="T10">);</text:span></text:p>
        <text:p text:style-name="P24"><text:span text:style-name="T10"> </text:span><text:s text:c="2"/><text:span text:style-name="T10">}</text:span></text:p>
        <text:p text:style-name="P30"><text:span text:style-name="T10"> </text:span><text:span text:style-name="T10">}</text:span></text:p>
        <text:p text:style-name="P27"/>
        <text:p text:style-name="P5"><text:span text:style-name="T0">Очередь обеспечивает быструю вставку в хвост и быстрое удаление из головы. Это время фиксировано и не зависит от размера очереди. Очередь обеспечивает константное время для доступа к любым элементам, расположенным в очереди.</text:span></text:p>
        <text:p text:style-name="P5"/>
        <text:p text:style-name="P5"><text:span text:style-name="T0">Очередь может работать и для связи обработчика прерывания и основной программы. Например, в прерывании приема символа по uart, он может добавляться в очередь, а в основной извлекаться и анализироваться. </text:span></text:p>
        <text:p text:style-name="P5"><text:span text:style-name="T0">Важно! При работе очередей в прерываниях необходимо вручную проверять доступность места в очереди, чтобы избежать переключения задач встроенного в эти функции.</text:span></text:p>
        <text:p text:style-name="P5"/>
        <text:p text:style-name="P5"><text:span text:style-name="T0">Стек представлен шаблоном SmFixedStack. </text:span></text:p>
        <text:p text:style-name="P5"><text:span text:style-name="T0">Использование стека в прерываниях невозможно.</text:span></text:p>
        <text:p text:style-name="P5"><text:span text:style-name="T0">Стек обеспечивает быструю вставку и извлечение из стека. Это время фиксировано и не зависит от размера очереди. Стек обеспечивает константное время для доступа к любым элементам, расположенным в стеке.</text:span></text:p>
        <text:p text:style-name="P5"/>
        <text:p text:style-name="P5"><text:span text:style-name="T0">Еще один контейнерный класс — это SmFixedBuffer. Буфер — это массив с определенными операциями добавления, вставки и удаления. Операция добавления занимает константное время и зависит от размера данных, но не зависит от размера буфера. Операции вставки и удаления выполняют перемещение данных расположенных в буфере, поэтому время их работы линейно зависит от расстояния до конца буфера. Буфер обеспечивает константное время для доступа к любым элементам, расположенным в буфере. Кроме того буфер обеспечивает непрерывность массива размещения данных.</text:span></text:p>
        <text:p text:style-name="P5"/>
        <text:p text:style-name="P5"><text:span text:style-name="T0">Вспомогательный класс ожидания конца строки в контейнерных классах.</text:span></text:p>
        <text:p text:style-name="P5"/>
        <text:p text:style-name="P5"><text:span text:style-name="T0">Справочное руководство</text:span></text:p>
        <text:p text:style-name="P5"/>
        <text:p text:style-name="P5"><text:span text:style-name="T0">Функции ожидания</text:span></text:p>
        <text:p text:style-name="P5"><text:span text:style-name="T0">Функции ожидания в системах с кооперативной многозадачностью несут важнейшую функцию: они осуществляют переключение между задачами. </text:span></text:p>
        <text:p text:style-name="P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textmaker="tm" office:version="1.0">
  <office:font-face-decls>
    <style:font-face style:name="Basic Sans" svg:font-family="Basic Sans" style:font-family-generic="roman"/>
    <style:font-face style:name="Lohit Devanagari" svg:font-family="Lohit Devanagari" style:font-family-generic="roman"/>
    <style:font-face style:name="Noto Sans CJK SC" svg:font-family="Noto Sans CJK SC" style:font-family-generic="roman"/>
    <style:font-face style:name="Liberation Mono" svg:font-family="Liberation Mono" style:font-family-generic="modern"/>
    <style:font-face style:name="Noto Sans Mono CJK SC" svg:font-family="Noto Sans Mono CJK SC" style:font-family-generic="modern"/>
    <style:font-face style:name="Liberation Serif" svg:font-family="Liberation Serif" style:font-family-generic="roman"/>
    <style:font-face style:name="Liberation Sans" svg:font-family="Liberation Sans" style:font-family-generic="swiss"/>
  </office:font-face-decls>
  <office:styles>
    <style:default-style style:family="paragraph">
      <style:paragraph-properties fo:text-align="start" style:tab-stop-distance="0.741cm" fo:widows="2" fo:orphans="2"/>
      <style:text-properties fo:hyphenate="false" style:font-name="Liberation Serif" fo:font-size="12pt" fo:language="ru" fo:country="ru" style:font-name-asian="Noto Sans CJK SC" style:font-size-asian="10.5pt" style:language-asian="zh" style:country-asian="cn" style:font-name-complex="Lohit Devanagari" style:font-size-complex="12pt" style:language-complex="hi" style:country-complex="in" style:use-window-font-color="true" style:letter-kerning="true"/>
    </style:default-style>
    <style:default-style style:family="text">
      <style:text-properties style:font-name="Liberation Serif" fo:font-size="12pt" fo:language="ru" fo:country="ru" style:font-name-asian="Noto Sans CJK SC" style:font-size-asian="10.5pt" style:language-asian="zh" style:country-asian="cn" style:font-name-complex="Lohit Devanagari" style:font-size-complex="12pt" style:language-complex="hi" style:country-complex="in" style:use-window-font-color="true" style:letter-kerning="true"/>
    </style:default-style>
    <style:style style:name="Обычный" style:display-name="Обычный" style:family="paragraph">
      <style:paragraph-properties fo:margin-left="0.000cm" fo:margin-right="0.000cm" fo:text-indent="0.000cm" style:auto-text-indent="false" textmaker:pgf-auto-space-before="false" fo:margin-top="0.000cm" textmaker:pgf-auto-space-after="false" fo:margin-bottom="0.000cm" fo:line-height="100%" style:tab-stop-distance="0.741cm" fo:background-color="transparent" fo:padding-left="0.106cm" fo:padding-right="0.106cm" fo:padding-top="0.106cm" fo:padding-bottom="0.106cm" fo:border-left="none" fo:border-right="none" fo:border-top="none" fo:border-bottom="none" style:writing-mode="lr-tb" fo:text-align="start" fo:keep-with-next="none" fo:keep-together="none" fo:widows="2" fo:orphans="2" fo:break-before="auto" text:number-lines="false"/>
      <style:text-properties fo:hyphenate="false" fo:hyphenation-remain-char-count="2" fo:hyphenation-push-char-count="2" style:font-name="Liberation Serif" fo:font-size="12pt" fo:font-weight="normal" fo:font-style="normal" fo:language="ru" fo:country="ru" style:font-name-asian="Noto Sans CJK SC" style:font-size-asian="10.5pt" style:font-weight-asian="normal" style:font-style-asian="normal" style:language-asian="zh" style:country-asian="cn" style:font-name-complex="Lohit Devanagari" style:font-size-complex="12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Обычный_2a_" style:display-name="Обычный*" style:family="paragraph" style:parent-style-name="Обычный">
      <style:paragraph-properties style:tab-stop-distance="0.741cm" fo:widows="2" fo:orphans="2" text:number-lines="true"/>
      <style:text-properties fo:hyphenate="false" fo:hyphenation-remain-char-count="2" fo:hyphenation-push-char-count="2"/>
    </style:style>
    <style:style style:name="Заголовок_20_1" style:display-name="Заголовок 1" style:family="paragraph" style:parent-style-name="Обычный_2a_" style:next-style-name="Обычный_2a_" style:default-outline-level="1" style:list-style-name="Outline">
      <style:paragraph-properties fo:margin-left="0.000cm" fo:margin-top="0.423cm" fo:margin-bottom="0.106cm" fo:keep-with-next="always" fo:keep-together="always" fo:hyphenation-ladder-count="no-limit" text:number-lines="true"/>
      <style:text-properties fo:hyphenate="true" fo:hyphenation-remain-char-count="2" fo:hyphenation-push-char-count="2" style:font-name="Basic Sans" fo:font-size="18pt" fo:font-weight="bold" style:font-name-asian="Basic Sans" style:font-size-asian="18pt" style:font-weight-asian="bold" style:language-asian="none" style:country-asian="none" style:font-name-complex="Basic Sans" style:font-size-complex="18pt" style:font-weight-complex="bold" style:language-complex="none" style:country-complex="none"/>
    </style:style>
    <style:style style:name="Заголовок_20_2" style:display-name="Заголовок 2" style:family="paragraph" style:parent-style-name="Заголовок_20_1" style:next-style-name="Обычный_2a_" style:default-outline-level="2" style:list-style-name="Outline">
      <style:paragraph-properties fo:margin-left="0.000cm" text:number-lines="true"/>
      <style:text-properties fo:font-size="16pt" style:font-size-asian="16pt" style:font-size-complex="16pt"/>
    </style:style>
    <style:style style:name="Заголовок_20_3" style:display-name="Заголовок 3" style:family="paragraph" style:parent-style-name="Заголовок_20_2" style:next-style-name="Обычный_2a_" style:default-outline-level="3" style:list-style-name="Outline">
      <style:paragraph-properties fo:margin-left="0.000cm" text:number-lines="true"/>
      <style:text-properties fo:font-size="14pt" style:font-size-asian="14pt" style:font-size-complex="14pt"/>
    </style:style>
    <style:style style:name="Standard" style:display-name="Standard" style:family="paragraph" style:parent-style-name="Обычный_2a_">
      <style:paragraph-properties text:number-lines="true"/>
    </style:style>
    <style:style style:name="Heading" style:display-name="Heading" style:family="paragraph" style:parent-style-name="Standard" style:next-style-name="Text_20_body">
      <style:paragraph-properties fo:margin-top="0.423cm" fo:margin-bottom="0.212cm" fo:keep-with-next="always" text:number-lines="true"/>
      <style:text-properties style:font-name="Liberation Sans" fo:font-size="14pt" style:font-size-asian="14pt" style:font-size-complex="14pt"/>
    </style:style>
    <style:style style:name="Text_20_body" style:display-name="Text body" style:family="paragraph" style:parent-style-name="Standard">
      <style:paragraph-properties fo:margin-bottom="0.247cm" fo:line-height="115%" text:number-lines="true"/>
    </style:style>
    <style:style style:name="Список" style:display-name="Список" style:family="paragraph" style:parent-style-name="Text_20_body">
      <style:paragraph-properties text:number-lines="true"/>
      <style:text-properties style:font-size-asian="12pt"/>
    </style:style>
    <style:style style:name="Подпись" style:display-name="Подпись" style:family="paragraph" style:parent-style-name="Standard">
      <style:paragraph-properties fo:margin-top="0.212cm" fo:margin-bottom="0.212cm" text:number-lines="true"/>
      <style:text-properties fo:font-style="italic" style:font-size-asian="12pt" style:font-style-asian="italic" style:font-style-complex="italic"/>
    </style:style>
    <style:style style:name="Index" style:display-name="Index" style:family="paragraph" style:parent-style-name="Standard">
      <style:paragraph-properties text:number-lines="true"/>
      <style:text-properties style:font-size-asian="12pt"/>
    </style:style>
    <style:style style:name="Preformatted_20_Text" style:display-name="Preformatted Text" style:family="paragraph" style:parent-style-name="Standard">
      <style:paragraph-properties text:number-lines="true"/>
      <style:text-properties style:font-name="Liberation Mono" fo:font-size="10pt" style:font-name-asian="Noto Sans Mono CJK SC" style:font-size-asian="10pt" style:font-name-complex="Liberation Mono" style:font-size-complex="10pt"/>
    </style:style>
    <text:list-style style:name="Outline" style:display-name="Outline">
      <text:list-level-style-number text:level="1" style:num-format="" text:start-value="1" style:num-prefix="">
        <style:list-level-properties text:list-level-position-and-space-mode="label-alignment">
          <style:list-level-label-alignment fo:margin-left="0.000cm" fo:text-indent="0.000cm" text:label-followed-by="listtab"/>
        </style:list-level-properties>
      </text:list-level-style-number>
      <text:list-level-style-number text:level="2" style:num-format="" text:start-value="1">
        <style:list-level-properties text:list-level-position-and-space-mode="label-alignment">
          <style:list-level-label-alignment fo:margin-left="0.000cm" fo:text-indent="0.000cm" text:label-followed-by="listtab"/>
        </style:list-level-properties>
      </text:list-level-style-number>
      <text:list-level-style-number text:level="3" style:num-format="" text:start-value="1">
        <style:list-level-properties text:list-level-position-and-space-mode="label-alignment">
          <style:list-level-label-alignment fo:margin-left="0.000cm" fo:text-indent="0.000cm" text:label-followed-by="listtab"/>
        </style:list-level-properties>
      </text:list-level-style-number>
      <text:list-level-style-number text:level="4" style:num-format="" text:start-value="1">
        <style:list-level-properties text:list-level-position-and-space-mode="label-alignment">
          <style:list-level-label-alignment fo:margin-left="0.000cm" fo:text-indent="0.000cm" text:label-followed-by="listtab"/>
        </style:list-level-properties>
      </text:list-level-style-number>
      <text:list-level-style-number text:level="5" style:num-format="" text:start-value="1">
        <style:list-level-properties text:list-level-position-and-space-mode="label-alignment">
          <style:list-level-label-alignment fo:margin-left="0.000cm" fo:text-indent="0.000cm" text:label-followed-by="listtab"/>
        </style:list-level-properties>
      </text:list-level-style-number>
      <text:list-level-style-number text:level="6" style:num-format="" text:start-value="1">
        <style:list-level-properties text:list-level-position-and-space-mode="label-alignment">
          <style:list-level-label-alignment fo:margin-left="0.000cm" fo:text-indent="0.000cm" text:label-followed-by="listtab"/>
        </style:list-level-properties>
      </text:list-level-style-number>
      <text:list-level-style-number text:level="7" style:num-format="" text:start-value="1">
        <style:list-level-properties text:list-level-position-and-space-mode="label-alignment">
          <style:list-level-label-alignment fo:margin-left="0.000cm" fo:text-indent="0.000cm" text:label-followed-by="listtab"/>
        </style:list-level-properties>
      </text:list-level-style-number>
      <text:list-level-style-number text:level="8" style:num-format="" text:start-value="1">
        <style:list-level-properties text:list-level-position-and-space-mode="label-alignment">
          <style:list-level-label-alignment fo:margin-left="0.000cm" fo:text-indent="0.000cm" text:label-followed-by="listtab"/>
        </style:list-level-properties>
      </text:list-level-style-number>
      <text:list-level-style-number text:level="9" style:num-format="" text:start-value="1">
        <style:list-level-properties text:list-level-position-and-space-mode="label-alignment">
          <style:list-level-label-alignment fo:margin-left="0.000cm" fo:text-indent="0.000cm" text:label-followed-by="listtab"/>
        </style:list-level-properties>
      </text:list-level-style-number>
      <text:list-level-style-number text:level="10" style:num-format=""/>
    </text:list-style>
    <style:style style:name="Frame" style:family="graphic"/>
    <text:notes-configuration text:note-class="footnote" style:num-format="1" text:start-value="0" text:footnotes-position="page" text:start-numbering-at="document"/>
  </office:styles>
  <office:automatic-styles>
    <style:style style:name="Sect1" style:family="section">
      <style:section-properties/>
    </style:style>
    <style:style style:name="Sect2" style:family="section">
      <style:section-properties/>
    </style:style>
    <style:style style:name="Sect3" style:family="section">
      <style:section-properties/>
    </style:style>
    <style:page-layout style:name="pm1">
      <style:page-layout-properties fo:page-width="21.006cm" fo:page-height="29.707cm" style:print-orientation="portrait" fo:margin-top="2.000cm" fo:margin-bottom="2.000cm" fo:margin-left="2.000cm" fo:margin-right="2.000cm">
        <style:footnote-sep style:width="0.018cm" style:color="#000000" style:distance-before-sep="0.101cm" style:distance-after-sep="0.101cm" style:adjustment="left" style:rel-width="100%"/>
      </style:page-layout-properties>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TextMaker</meta:generator>
    <meta:creation-date>2020-11-10T10:43:49</meta:creation-date>
    <dc:date>2020-12-03T10:32:32</dc:date>
    <meta:print-date>1970-01-01T03:00:00</meta:print-date>
  </office:meta>
</office:document-meta>
</file>